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181in" style:rel-column-width="11523*"/>
    </style:style>
    <style:style style:name="Table1.B" style:family="table-column">
      <style:table-column-properties style:column-width="4.2403in" style:rel-column-width="40115*"/>
    </style:style>
    <style:style style:name="Table1.C" style:family="table-column">
      <style:table-column-properties style:column-width="1.4688in" style:rel-column-width="138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Courier" fo:font-size="11pt" style:font-size-asian="11pt" style:font-size-complex="11pt"/>
    </style:style>
    <style:style style:name="P2" style:family="paragraph" style:parent-style-name="Text_20_body">
      <style:paragraph-properties fo:text-align="justify" style:justify-single-word="false"/>
      <style:text-properties style:font-name="Courier" fo:font-size="11pt" style:font-size-asian="11pt" style:font-size-complex="11pt"/>
    </style:style>
    <style:style style:name="P3" style:family="paragraph" style:parent-style-name="Text_20_body">
      <style:text-properties style:font-name="Courier" fo:font-size="11pt" style:text-underline-style="solid" style:text-underline-width="auto" style:text-underline-color="font-color" style:font-size-asian="11pt" style:font-size-complex="11pt"/>
    </style:style>
    <style:style style:name="P4" style:family="paragraph" style:parent-style-name="Text_20_body">
      <style:paragraph-properties fo:text-align="justify" style:justify-single-word="false"/>
      <style:text-properties style:font-name="Courier" fo:font-size="11pt" style:text-underline-style="none" style:font-size-asian="11pt" style:font-size-complex="11pt"/>
    </style:style>
    <style:style style:name="P5" style:family="paragraph" style:parent-style-name="Standard">
      <style:text-properties style:font-name="Courier" fo:font-size="11pt" style:font-size-asian="11pt" style:font-size-complex="11pt"/>
    </style:style>
    <style:style style:name="P6" style:family="paragraph" style:parent-style-name="Table_20_Contents">
      <style:text-properties style:font-name="Courier" fo:font-size="11pt" style:font-size-asian="11pt" style:font-size-complex="11pt"/>
    </style:style>
    <style:style style:name="P7" style:family="paragraph" style:parent-style-name="Table_20_Contents">
      <style:paragraph-properties fo:text-align="center" style:justify-single-word="false"/>
      <style:text-properties style:font-name="Courier" fo:font-size="11pt" fo:font-weight="bold" style:font-size-asian="11pt" style:font-weight-asian="bold" style:font-size-complex="11pt" style:font-weight-complex="bold"/>
    </style:style>
    <style:style style:name="P8" style:family="paragraph" style:parent-style-name="Standard" style:list-style-name="L21">
      <style:paragraph-properties fo:text-align="justify" style:justify-single-word="false"/>
      <style:text-properties style:font-name="Courier" fo:font-size="11pt" style:font-size-asian="11pt" style:font-size-complex="11pt"/>
    </style:style>
    <style:style style:name="P9" style:family="paragraph" style:parent-style-name="Standard" style:list-style-name="L22">
      <style:text-properties style:font-name="Courier" fo:font-size="11pt" style:font-size-asian="11pt" style:font-size-complex="11pt"/>
    </style:style>
    <style:style style:name="P10" style:family="paragraph" style:parent-style-name="Footer">
      <style:paragraph-properties fo:padding="0.0291in" fo:border-left="none" fo:border-right="none" fo:border-top="none" fo:border-bottom="0.0008in solid #000000" style:join-border="false"/>
      <style:text-properties style:font-name="Courier" fo:font-size="10.5pt" fo:font-weight="normal" style:font-size-asian="10.5pt" style:font-weight-asian="normal" style:font-size-complex="10.5pt" style:font-weight-complex="normal"/>
    </style:style>
    <style:style style:name="P11" style:family="paragraph" style:parent-style-name="Heading_20_1">
      <style:paragraph-properties fo:break-before="page"/>
    </style:style>
    <style:style style:name="P12" style:family="paragraph" style:parent-style-name="Text_20_body" style:list-style-name="L1">
      <style:text-properties style:font-name="Courier" fo:font-size="11pt" style:font-size-asian="11pt" style:font-size-complex="11pt"/>
    </style:style>
    <style:style style:name="P13" style:family="paragraph" style:parent-style-name="Text_20_body" style:list-style-name="L1">
      <style:paragraph-properties fo:text-align="justify" style:justify-single-word="false"/>
      <style:text-properties style:font-name="Courier" fo:font-size="11pt" style:font-size-asian="11pt" style:font-size-complex="11pt"/>
    </style:style>
    <style:style style:name="P14" style:family="paragraph" style:parent-style-name="Text_20_body" style:list-style-name="L2">
      <style:paragraph-properties fo:text-align="justify" style:justify-single-word="false"/>
      <style:text-properties style:font-name="Courier" fo:font-size="11pt" style:font-size-asian="11pt" style:font-size-complex="11pt"/>
    </style:style>
    <style:style style:name="P15" style:family="paragraph" style:parent-style-name="Text_20_body" style:list-style-name="L3">
      <style:paragraph-properties fo:text-align="justify" style:justify-single-word="false"/>
      <style:text-properties style:font-name="Courier" fo:font-size="11pt" style:font-size-asian="11pt" style:font-size-complex="11pt"/>
    </style:style>
    <style:style style:name="P16" style:family="paragraph" style:parent-style-name="Text_20_body" style:list-style-name="L4">
      <style:paragraph-properties fo:text-align="justify" style:justify-single-word="false"/>
      <style:text-properties style:font-name="Courier" fo:font-size="11pt" style:font-size-asian="11pt" style:font-size-complex="11pt"/>
    </style:style>
    <style:style style:name="P17" style:family="paragraph" style:parent-style-name="Text_20_body" style:list-style-name="L5">
      <style:paragraph-properties fo:text-align="justify" style:justify-single-word="false"/>
      <style:text-properties style:font-name="Courier" fo:font-size="11pt" style:font-size-asian="11pt" style:font-size-complex="11pt"/>
    </style:style>
    <style:style style:name="P18" style:family="paragraph" style:parent-style-name="Text_20_body" style:list-style-name="L9">
      <style:paragraph-properties fo:text-align="justify" style:justify-single-word="false"/>
      <style:text-properties style:font-name="Courier" fo:font-size="11pt" style:font-size-asian="11pt" style:font-size-complex="11pt"/>
    </style:style>
    <style:style style:name="P19" style:family="paragraph" style:parent-style-name="Text_20_body" style:list-style-name="L10">
      <style:paragraph-properties fo:text-align="justify" style:justify-single-word="false"/>
      <style:text-properties style:font-name="Courier" fo:font-size="11pt" style:font-size-asian="11pt" style:font-size-complex="11pt"/>
    </style:style>
    <style:style style:name="P20" style:family="paragraph" style:parent-style-name="Text_20_body" style:list-style-name="L11">
      <style:paragraph-properties fo:text-align="justify" style:justify-single-word="false"/>
      <style:text-properties style:font-name="Courier" fo:font-size="11pt" style:font-size-asian="11pt" style:font-size-complex="11pt"/>
    </style:style>
    <style:style style:name="P21" style:family="paragraph" style:parent-style-name="Text_20_body" style:list-style-name="L16">
      <style:paragraph-properties fo:text-align="justify" style:justify-single-word="false"/>
      <style:text-properties style:font-name="Courier" fo:font-size="11pt" style:font-size-asian="11pt" style:font-size-complex="11pt"/>
    </style:style>
    <style:style style:name="P22" style:family="paragraph" style:parent-style-name="Text_20_body" style:list-style-name="L17">
      <style:paragraph-properties fo:text-align="justify" style:justify-single-word="false"/>
      <style:text-properties style:font-name="Courier" fo:font-size="11pt" style:font-size-asian="11pt" style:font-size-complex="11pt"/>
    </style:style>
    <style:style style:name="P23" style:family="paragraph" style:parent-style-name="Text_20_body" style:list-style-name="L18">
      <style:paragraph-properties fo:text-align="justify" style:justify-single-word="false"/>
      <style:text-properties style:font-name="Courier" fo:font-size="11pt" style:font-size-asian="11pt" style:font-size-complex="11pt"/>
    </style:style>
    <style:style style:name="P24" style:family="paragraph" style:parent-style-name="Text_20_body" style:list-style-name="L19">
      <style:paragraph-properties fo:text-align="justify" style:justify-single-word="false"/>
      <style:text-properties style:font-name="Courier" fo:font-size="11pt" style:font-size-asian="11pt" style:font-size-complex="11pt"/>
    </style:style>
    <style:style style:name="P25" style:family="paragraph" style:parent-style-name="Text_20_body" style:list-style-name="L25">
      <style:paragraph-properties fo:text-align="justify" style:justify-single-word="false"/>
      <style:text-properties style:font-name="Courier" fo:font-size="11pt" style:font-size-asian="11pt" style:font-size-complex="11pt"/>
    </style:style>
    <style:style style:name="P26" style:family="paragraph" style:parent-style-name="Text_20_body" style:list-style-name="L26">
      <style:paragraph-properties fo:text-align="justify" style:justify-single-word="false"/>
      <style:text-properties style:font-name="Courier" fo:font-size="11pt" style:font-size-asian="11pt" style:font-size-complex="11pt"/>
    </style:style>
    <style:style style:name="P27" style:family="paragraph" style:parent-style-name="Text_20_body" style:list-style-name="L27">
      <style:paragraph-properties fo:text-align="justify" style:justify-single-word="false"/>
      <style:text-properties style:font-name="Courier" fo:font-size="11pt" style:font-size-asian="11pt" style:font-size-complex="11pt"/>
    </style:style>
    <style:style style:name="P28" style:family="paragraph" style:parent-style-name="Text_20_body" style:list-style-name="L28">
      <style:paragraph-properties fo:text-align="justify" style:justify-single-word="false"/>
      <style:text-properties style:font-name="Courier" fo:font-size="11pt" style:font-size-asian="11pt" style:font-size-complex="11pt"/>
    </style:style>
    <style:style style:name="P29" style:family="paragraph" style:parent-style-name="Text_20_body" style:list-style-name="L29">
      <style:paragraph-properties fo:text-align="justify" style:justify-single-word="false"/>
      <style:text-properties style:font-name="Courier" fo:font-size="11pt" style:font-size-asian="11pt" style:font-size-complex="11pt"/>
    </style:style>
    <style:style style:name="P30" style:family="paragraph" style:parent-style-name="Text_20_body" style:list-style-name="L30">
      <style:paragraph-properties fo:text-align="justify" style:justify-single-word="false"/>
      <style:text-properties style:font-name="Courier" fo:font-size="11pt" style:font-size-asian="11pt" style:font-size-complex="11pt"/>
    </style:style>
    <style:style style:name="P31" style:family="paragraph" style:parent-style-name="Text_20_body" style:list-style-name="L31">
      <style:paragraph-properties fo:text-align="justify" style:justify-single-word="false"/>
      <style:text-properties style:font-name="Courier" fo:font-size="11pt" style:font-size-asian="11pt" style:font-size-complex="11pt"/>
    </style:style>
    <style:style style:name="P32" style:family="paragraph" style:parent-style-name="Text_20_body" style:list-style-name="L32">
      <style:paragraph-properties fo:text-align="justify" style:justify-single-word="false"/>
      <style:text-properties style:font-name="Courier" fo:font-size="11pt" style:font-size-asian="11pt" style:font-size-complex="11pt"/>
    </style:style>
    <style:style style:name="P33" style:family="paragraph" style:parent-style-name="Text_20_body" style:list-style-name="L33">
      <style:paragraph-properties fo:text-align="justify" style:justify-single-word="false"/>
      <style:text-properties style:font-name="Courier" fo:font-size="11pt" style:font-size-asian="11pt" style:font-size-complex="11pt"/>
    </style:style>
    <style:style style:name="P34" style:family="paragraph" style:parent-style-name="Text_20_body" style:list-style-name="L34">
      <style:paragraph-properties fo:text-align="justify" style:justify-single-word="false"/>
      <style:text-properties style:font-name="Courier" fo:font-size="11pt" style:font-size-asian="11pt" style:font-size-complex="11pt"/>
    </style:style>
    <style:style style:name="P35" style:family="paragraph" style:parent-style-name="Text_20_body" style:list-style-name="L35">
      <style:paragraph-properties fo:text-align="justify" style:justify-single-word="false"/>
      <style:text-properties style:font-name="Courier" fo:font-size="11pt" style:font-size-asian="11pt" style:font-size-complex="11pt"/>
    </style:style>
    <style:style style:name="P36" style:family="paragraph" style:parent-style-name="Text_20_body" style:list-style-name="L2">
      <style:text-properties style:font-name="Courier" fo:font-size="11pt" style:font-size-asian="11pt" style:font-size-complex="11pt"/>
    </style:style>
    <style:style style:name="P37" style:family="paragraph" style:parent-style-name="Text_20_body" style:list-style-name="L3">
      <style:text-properties style:font-name="Courier" fo:font-size="11pt" style:font-size-asian="11pt" style:font-size-complex="11pt"/>
    </style:style>
    <style:style style:name="P38" style:family="paragraph" style:parent-style-name="Text_20_body" style:list-style-name="L5">
      <style:text-properties style:font-name="Courier" fo:font-size="11pt" style:font-size-asian="11pt" style:font-size-complex="11pt"/>
    </style:style>
    <style:style style:name="P39" style:family="paragraph" style:parent-style-name="Text_20_body" style:list-style-name="L8">
      <style:text-properties style:font-name="Courier" fo:font-size="11pt" style:font-size-asian="11pt" style:font-size-complex="11pt"/>
    </style:style>
    <style:style style:name="P40" style:family="paragraph" style:parent-style-name="Text_20_body" style:list-style-name="L12">
      <style:text-properties style:font-name="Courier" fo:font-size="11pt" style:font-size-asian="11pt" style:font-size-complex="11pt"/>
    </style:style>
    <style:style style:name="P41" style:family="paragraph" style:parent-style-name="Text_20_body" style:list-style-name="L12">
      <style:paragraph-properties fo:text-align="start" style:justify-single-word="false"/>
      <style:text-properties style:font-name="Courier" fo:font-size="11pt" style:font-size-asian="11pt" style:font-size-complex="11pt"/>
    </style:style>
    <style:style style:name="P42" style:family="paragraph" style:parent-style-name="Text_20_body" style:list-style-name="L13">
      <style:text-properties style:font-name="Courier" fo:font-size="11pt" style:font-size-asian="11pt" style:font-size-complex="11pt"/>
    </style:style>
    <style:style style:name="P43" style:family="paragraph" style:parent-style-name="Text_20_body" style:list-style-name="L14">
      <style:text-properties style:font-name="Courier" fo:font-size="11pt" style:font-size-asian="11pt" style:font-size-complex="11pt"/>
    </style:style>
    <style:style style:name="P44" style:family="paragraph" style:parent-style-name="Text_20_body" style:list-style-name="L20">
      <style:text-properties style:font-name="Courier" fo:font-size="11pt" style:font-size-asian="11pt" style:font-size-complex="11pt"/>
    </style:style>
    <style:style style:name="P45" style:family="paragraph" style:parent-style-name="Text_20_body" style:list-style-name="L22">
      <style:text-properties style:font-name="Courier" fo:font-size="11pt" style:font-size-asian="11pt" style:font-size-complex="11pt"/>
    </style:style>
    <style:style style:name="P46" style:family="paragraph" style:parent-style-name="Text_20_body" style:list-style-name="L23">
      <style:text-properties style:font-name="Courier" fo:font-size="11pt" style:font-size-asian="11pt" style:font-size-complex="11pt"/>
    </style:style>
    <style:style style:name="P47" style:family="paragraph" style:parent-style-name="Text_20_body" style:list-style-name="L24">
      <style:text-properties style:font-name="Courier" fo:font-size="11pt" style:font-size-asian="11pt" style:font-size-complex="11pt"/>
    </style:style>
    <style:style style:name="P48" style:family="paragraph" style:parent-style-name="Text_20_body" style:list-style-name="L25">
      <style:text-properties style:font-name="Courier" fo:font-size="11pt" style:font-size-asian="11pt" style:font-size-complex="11pt"/>
    </style:style>
    <style:style style:name="P49" style:family="paragraph" style:parent-style-name="Text_20_body" style:list-style-name="L29">
      <style:text-properties style:font-name="Courier" fo:font-size="11pt" style:font-size-asian="11pt" style:font-size-complex="11pt"/>
    </style:style>
    <style:style style:name="P50" style:family="paragraph" style:parent-style-name="Text_20_body" style:list-style-name="L15">
      <style:paragraph-properties fo:text-align="justify" style:justify-single-word="false"/>
      <style:text-properties style:font-name="Courier" fo:font-size="11pt" style:text-underline-style="none" style:font-size-asian="11pt" style:font-size-complex="11pt"/>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Table_20_Contents" style:list-style-name="L6">
      <style:text-properties style:font-name="Courier" fo:font-size="11pt" style:font-size-asian="11pt" style:font-size-complex="11pt"/>
    </style:style>
    <style:style style:name="P54" style:family="paragraph" style:parent-style-name="Table_20_Contents" style:list-style-name="L7">
      <style:text-properties style:font-name="Courier" fo:font-size="11pt" style:font-size-asian="11pt" style:font-size-complex="11pt"/>
    </style:style>
    <style:style style:name="P55" style:family="paragraph" style:parent-style-name="Table_20_Contents" style:list-style-name="L6">
      <style:paragraph-properties fo:text-align="start" style:justify-single-word="false"/>
      <style:text-properties style:font-name="Courier" fo:font-size="11pt" style:font-size-asian="11pt" style:font-size-complex="11pt"/>
    </style:style>
    <style:style style:name="P56" style:family="paragraph" style:parent-style-name="Heading_20_2">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table-of-content text:style-name="Sect1" text:protected="true" text:name="Table of Contents1">
        <text:table-of-content-source text:outline-level="10">
          <text:index-title-template text:style-name="Contents_20_Heading">Python Dasar</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Dasar</text:p>
          </text:index-title>
          <text:p text:style-name="P51"><text:a xlink:type="simple" xlink:href="#__RefHeading__2325_334226824" text:style-name="Internet_20_link" text:visited-style-name="Internet_20_link">1. Penulisan source code</text:a><text:tab/>2</text:p>
          <text:p text:style-name="P51"><text:a xlink:type="simple" xlink:href="#__RefHeading__2327_334226824" text:style-name="Internet_20_link" text:visited-style-name="Internet_20_link">2. Sekilas tentang Python</text:a><text:tab/>3</text:p>
          <text:p text:style-name="P51"><text:a xlink:type="simple" xlink:href="#__RefHeading__2329_334226824" text:style-name="Internet_20_link" text:visited-style-name="Internet_20_link">3. Interpreter Python (interaktif)</text:a><text:tab/>4</text:p>
          <text:p text:style-name="P51"><text:a xlink:type="simple" xlink:href="#__RefHeading__2331_334226824" text:style-name="Internet_20_link" text:visited-style-name="Internet_20_link">4. Script Python</text:a><text:tab/>5</text:p>
          <text:p text:style-name="P51"><text:a xlink:type="simple" xlink:href="#__RefHeading__2333_334226824" text:style-name="Internet_20_link" text:visited-style-name="Internet_20_link">5. Tipe Builtin dan operator</text:a><text:tab/>6</text:p>
          <text:p text:style-name="P52"><text:a xlink:type="simple" xlink:href="#__RefHeading__2335_334226824" text:style-name="Internet_20_link" text:visited-style-name="Internet_20_link">Operator</text:a><text:tab/>8</text:p>
          <text:p text:style-name="P51"><text:a xlink:type="simple" xlink:href="#__RefHeading__2337_334226824" text:style-name="Internet_20_link" text:visited-style-name="Internet_20_link">6. Seleksi/Kondisi</text:a><text:tab/>11</text:p>
          <text:p text:style-name="P52"><text:a xlink:type="simple" xlink:href="#__RefHeading__2339_334226824" text:style-name="Internet_20_link" text:visited-style-name="Internet_20_link">Sintaks if</text:a><text:tab/>11</text:p>
          <text:p text:style-name="P51"><text:a xlink:type="simple" xlink:href="#__RefHeading__2341_334226824" text:style-name="Internet_20_link" text:visited-style-name="Internet_20_link">7. Perulangan</text:a><text:tab/>12</text:p>
          <text:p text:style-name="P52"><text:a xlink:type="simple" xlink:href="#__RefHeading__2343_334226824" text:style-name="Internet_20_link" text:visited-style-name="Internet_20_link">Sintaks for</text:a><text:tab/>12</text:p>
          <text:p text:style-name="P52"><text:a xlink:type="simple" xlink:href="#__RefHeading__2345_334226824" text:style-name="Internet_20_link" text:visited-style-name="Internet_20_link">Sintaks while</text:a><text:tab/>12</text:p>
          <text:p text:style-name="P51"><text:a xlink:type="simple" xlink:href="#__RefHeading__2347_334226824" text:style-name="Internet_20_link" text:visited-style-name="Internet_20_link">8. Fungsi</text:a><text:tab/>14</text:p>
          <text:p text:style-name="P52"><text:a xlink:type="simple" xlink:href="#__RefHeading__2349_334226824" text:style-name="Internet_20_link" text:visited-style-name="Internet_20_link">Deklarasi fungsi</text:a><text:tab/>14</text:p>
          <text:p text:style-name="P52"><text:a xlink:type="simple" xlink:href="#__RefHeading__2351_334226824" text:style-name="Internet_20_link" text:visited-style-name="Internet_20_link">Documentation String (docstring)</text:a><text:tab/>14</text:p>
          <text:p text:style-name="P52"><text:a xlink:type="simple" xlink:href="#__RefHeading__2353_334226824" text:style-name="Internet_20_link" text:visited-style-name="Internet_20_link">Pemanggilan fungsi</text:a><text:tab/>15</text:p>
          <text:p text:style-name="P52"><text:a xlink:type="simple" xlink:href="#__RefHeading__2355_334226824" text:style-name="Internet_20_link" text:visited-style-name="Internet_20_link">Variabel global</text:a><text:tab/>15</text:p>
          <text:p text:style-name="P52"><text:a xlink:type="simple" xlink:href="#__RefHeading__2357_334226824" text:style-name="Internet_20_link" text:visited-style-name="Internet_20_link">Argumen fungsi</text:a><text:tab/>16</text:p>
          <text:p text:style-name="P52"><text:a xlink:type="simple" xlink:href="#__RefHeading__2359_334226824" text:style-name="Internet_20_link" text:visited-style-name="Internet_20_link">Argumen default</text:a><text:tab/>17</text:p>
          <text:p text:style-name="P52"><text:a xlink:type="simple" xlink:href="#__RefHeading__2361_334226824" text:style-name="Internet_20_link" text:visited-style-name="Internet_20_link">Argumen *arg (tuple)</text:a><text:tab/>18</text:p>
          <text:p text:style-name="P52"><text:a xlink:type="simple" xlink:href="#__RefHeading__2363_334226824" text:style-name="Internet_20_link" text:visited-style-name="Internet_20_link">Argumen **arg (dictionary)</text:a><text:tab/>19</text:p>
          <text:p text:style-name="P51"><text:a xlink:type="simple" xlink:href="#__RefHeading__2365_334226824" text:style-name="Internet_20_link" text:visited-style-name="Internet_20_link">9. Class</text:a><text:tab/>20</text:p>
          <text:p text:style-name="P51"><text:a xlink:type="simple" xlink:href="#__RefHeading__2367_334226824" text:style-name="Internet_20_link" text:visited-style-name="Internet_20_link">10. Modul-modul</text:a><text:tab/>24</text:p>
          <text:p text:style-name="P52"><text:a xlink:type="simple" xlink:href="#__RefHeading__2369_334226824" text:style-name="Internet_20_link" text:visited-style-name="Internet_20_link">Contoh modul</text:a><text:tab/>24</text:p>
          <text:p text:style-name="P52"><text:a xlink:type="simple" xlink:href="#__RefHeading__2371_334226824" text:style-name="Internet_20_link" text:visited-style-name="Internet_20_link">Search path</text:a><text:tab/>27</text:p>
          <text:p text:style-name="P52"><text:a xlink:type="simple" xlink:href="#__RefHeading__2373_334226824" text:style-name="Internet_20_link" text:visited-style-name="Internet_20_link">Compiled module</text:a><text:tab/>27</text:p>
          <text:p text:style-name="P52"><text:a xlink:type="simple" xlink:href="#__RefHeading__2375_334226824" text:style-name="Internet_20_link" text:visited-style-name="Internet_20_link">Nama module</text:a><text:tab/>27</text:p>
          <text:p text:style-name="P51"><text:a xlink:type="simple" xlink:href="#__RefHeading__2377_334226824" text:style-name="Internet_20_link" text:visited-style-name="Internet_20_link">11. Exception</text:a><text:tab/>29</text:p>
          <text:p text:style-name="P52"><text:a xlink:type="simple" xlink:href="#__RefHeading__2379_334226824" text:style-name="Internet_20_link" text:visited-style-name="Internet_20_link">Try...except...finally</text:a><text:tab/>29</text:p>
          <text:p text:style-name="P52"><text:a xlink:type="simple" xlink:href="#__RefHeading__2381_334226824" text:style-name="Internet_20_link" text:visited-style-name="Internet_20_link">Try...finally</text:a><text:tab/>31</text:p>
          <text:p text:style-name="P52"><text:a xlink:type="simple" xlink:href="#__RefHeading__2383_334226824" text:style-name="Internet_20_link" text:visited-style-name="Internet_20_link">Informasi exception </text:a><text:tab/>31</text:p>
          <text:p text:style-name="P52"><text:a xlink:type="simple" xlink:href="#__RefHeading__2385_334226824" text:style-name="Internet_20_link" text:visited-style-name="Internet_20_link">Membangkitkan exception</text:a><text:tab/>32</text:p>
          <text:p text:style-name="P51"><text:a xlink:type="simple" xlink:href="#__RefHeading__2387_334226824" text:style-name="Internet_20_link" text:visited-style-name="Internet_20_link">12. File </text:a><text:tab/>33</text:p>
          <text:p text:style-name="P52"><text:a xlink:type="simple" xlink:href="#__RefHeading__2389_334226824" text:style-name="Internet_20_link" text:visited-style-name="Internet_20_link">Membuka dan menutup file</text:a><text:tab/>33</text:p>
          <text:p text:style-name="P52"><text:a xlink:type="simple" xlink:href="#__RefHeading__2391_334226824" text:style-name="Internet_20_link" text:visited-style-name="Internet_20_link">Membaca isi file </text:a><text:tab/>34</text:p>
          <text:p text:style-name="P52"><text:a xlink:type="simple" xlink:href="#__RefHeading__2393_334226824" text:style-name="Internet_20_link" text:visited-style-name="Internet_20_link">Menulis ke file</text:a><text:tab/>35</text:p>
        </text:index-body>
      </text:table-of-content>
      <text:p text:style-name="P5"/>
      <text:h text:style-name="P11" text:outline-level="1"><text:bookmark text:name="__RefHeading__2325_334226824"/>1. Penulisan source code<text:bookmark-end text:name="__RefHeading__2325_334226824"/></text:h>
      <text:list xml:id="list42370510" text:style-name="L1">
        <text:list-item>
          <text:p text:style-name="P12">Indentasi adalah 4 karakter.</text:p>
        </text:list-item>
        <text:list-item>
          <text:p text:style-name="P13">Untuk indentasi, gunakan hanya spasi, jangan gunakan TAB. </text:p>
        </text:list-item>
        <text:list-item>
          <text:p text:style-name="P13">Panjang baris maksimal adalah 79 karakter. Pindah baris langsung dalam kurung dan hanya gunakan backslash (\) apabila diperlukan. </text:p>
        </text:list-item>
        <text:list-item>
          <text:p text:style-name="P12">Gunakan dua baris kosong antara class.</text:p>
        </text:list-item>
        <text:list-item>
          <text:p text:style-name="P12">Gunakan satu baris kosong antara fungsi.</text:p>
        </text:list-item>
        <text:list-item>
          <text:p text:style-name="P13">Import setiap modul dilakukan per baris, dengan urutan: standard library, pustaka pihak ketiga, pustaka lokal. </text:p>
        </text:list-item>
        <text:list-item>
          <text:p text:style-name="P12">Struktur program Python:</text:p>
          <text:list>
            <text:list-item>
              <text:p text:style-name="P12">Shebang Line</text:p>
            </text:list-item>
            <text:list-item>
              <text:p text:style-name="P12">Komentar dan docstring</text:p>
            </text:list-item>
            <text:list-item>
              <text:p text:style-name="P12">Import</text:p>
            </text:list-item>
            <text:list-item>
              <text:p text:style-name="P12">Global dan konstanta</text:p>
            </text:list-item>
            <text:list-item>
              <text:p text:style-name="P12">Class dan fungsi</text:p>
            </text:list-item>
          </text:list>
        </text:list-item>
        <text:list-item>
          <text:p text:style-name="P12">Aturan nama:</text:p>
          <text:list>
            <text:list-item>
              <text:p text:style-name="P12">Paket: lowercase</text:p>
            </text:list-item>
            <text:list-item>
              <text:p text:style-name="P12">Modul: lowercase, underscore bisa digunakan kalau diperlukan.</text:p>
            </text:list-item>
            <text:list-item>
              <text:p text:style-name="P13">Class: kapitalisasi per kata (huruf pertama setiap kata menggunakan kapital)</text:p>
            </text:list-item>
            <text:list-item>
              <text:p text:style-name="P13">Exception: kapitalisasi per kata (huruf pertama setiap kata menggunakan kapital). Gunakan tambahan Error untuk menandakan kesalahan.</text:p>
            </text:list-item>
            <text:list-item>
              <text:p text:style-name="P13">Fungsi dan method class: lowercase, setiap kata dipisahkan underscore.</text:p>
            </text:list-item>
            <text:list-item>
              <text:p text:style-name="P13">Variabel: lowercase, setiap kata dipisahkan underscore.</text:p>
            </text:list-item>
            <text:list-item>
              <text:p text:style-name="P13">Konstanta: lowercase atau UPPERCASE, setiap kata dipisahkan underscore.</text:p>
            </text:list-item>
          </text:list>
        </text:list-item>
        <text:list-item>
          <text:p text:style-name="P13">Case sensitive!</text:p>
        </text:list-item>
      </text:list>
      <text:p text:style-name="P2"/>
      <text:p text:style-name="P2"/>
      <text:p text:style-name="P2"/>
      <text:h text:style-name="P11" text:outline-level="1"><text:bookmark text:name="__RefHeading__2327_334226824"/>2. Sekilas tentang Python<text:bookmark-end text:name="__RefHeading__2327_334226824"/></text:h>
      <text:list xml:id="list42369847" text:style-name="L2">
        <text:list-item>
          <text:p text:style-name="P36">Open Source</text:p>
          <text:list>
            <text:list-item>
              <text:p text:style-name="P36">Sesuai dengan sertifikasi Open Source Initiative.</text:p>
            </text:list-item>
            <text:list-item>
              <text:p text:style-name="P14">Kompatibel dengan GPL, menurut Free Software Foundation. Walau demikian, tidak ada pembatasan copyleft GPL.</text:p>
            </text:list-item>
            <text:list-item>
              <text:p text:style-name="P36">Bebas digunakan, termasuk untuk produk proprietary.</text:p>
            </text:list-item>
            <text:list-item>
              <text:p text:style-name="P36">Selengkapnya, <text:a xlink:type="simple" xlink:href="http://www.python.org/psf/license/">http://www.python.org/psf/license/</text:a>. </text:p>
            </text:list-item>
          </text:list>
        </text:list-item>
        <text:list-item>
          <text:p text:style-name="P36">Sintaks sederhana, jelas, fleksibel, mudah dipelajari. </text:p>
        </text:list-item>
        <text:list-item>
          <text:p text:style-name="P36">Mendukung multi-paradigma, salah satunya Object-oriented.</text:p>
        </text:list-item>
        <text:list-item>
          <text:p text:style-name="P36">Tipe data very high level.</text:p>
        </text:list-item>
        <text:list-item>
          <text:p text:style-name="P36">Standard library yang sangat kaya.</text:p>
        </text:list-item>
        <text:list-item>
          <text:p text:style-name="P36">Berjalan di sangat banyak sistem.</text:p>
        </text:list-item>
        <text:list-item>
          <text:p text:style-name="P36">Dapat diextend dengan C/C++</text:p>
        </text:list-item>
      </text:list>
      <text:p text:style-name="P1"/>
      <text:p text:style-name="P1"/>
      <text:h text:style-name="P11" text:outline-level="1"><text:bookmark text:name="__RefHeading__2329_334226824"/>3. Interpreter Python (interaktif)<text:bookmark-end text:name="__RefHeading__2329_334226824"/></text:h>
      <text:list xml:id="list42376564" text:style-name="L3">
        <text:list-item>
          <text:p text:style-name="P37">Path default executable python:</text:p>
          <text:list>
            <text:list-item>
              <text:p text:style-name="P37">Windows: c:\pythonXY\python.exe. XY adalah versi Python. Contoh: c:\python25\python.exe</text:p>
            </text:list-item>
            <text:list-item>
              <text:p text:style-name="P15">Linux: /usr/bin/python atau /usr/bin/pythonX.Y (umumnya <text:s/>menggunakan symlink /usr/bin/python). XY adalah versi Python. </text:p>
            </text:list-item>
          </text:list>
        </text:list-item>
        <text:list-item>
          <text:p text:style-name="P15">Untuk menjalankan interpreter Python:</text:p>
          <text:list>
            <text:list-item>
              <text:p text:style-name="P15">Windows: Masuk ke command prompt, masuk ke direktori instalasi Python, jalankan python.exe. Dapat pula mengakses dari Start Menu. Daftarkanlah direktori instalasi Python ke PATH apabila diperlukan. </text:p>
            </text:list-item>
            <text:list-item>
              <text:p text:style-name="P15">Linux: Masuk ke terminal, berikan perintah: 'python' (tanpa tanda kutip). </text:p>
            </text:list-item>
          </text:list>
        </text:list-item>
        <text:list-item>
          <text:p text:style-name="P15">Keluar dari sesi interaktif interpreter Python:</text:p>
          <text:list>
            <text:list-item>
              <text:p text:style-name="P15">Windows: Ctrl-Z, ENTER.</text:p>
            </text:list-item>
            <text:list-item>
              <text:p text:style-name="P15">Linux: Ctrl-D</text:p>
            </text:list-item>
          </text:list>
        </text:list-item>
        <text:list-item>
          <text:p text:style-name="P15">Untuk mencetak ke standard output, gunakan print. Contoh akan dibahas dalam sesi training.</text:p>
        </text:list-item>
        <text:list-item>
          <text:p text:style-name="P15">Untuk membaca string dari standard input, raw_input() bisa digunakan. Contoh akan dibahas dalam sesi training.</text:p>
        </text:list-item>
        <text:list-item>
          <text:p text:style-name="P15">Beberapa fungsi lain:</text:p>
          <text:list>
            <text:list-item>
              <text:p text:style-name="P15">abs()</text:p>
            </text:list-item>
            <text:list-item>
              <text:p text:style-name="P15">chr()</text:p>
            </text:list-item>
            <text:list-item>
              <text:p text:style-name="P15">dir()</text:p>
            </text:list-item>
            <text:list-item>
              <text:p text:style-name="P15">max()</text:p>
            </text:list-item>
            <text:list-item>
              <text:p text:style-name="P15">min()</text:p>
            </text:list-item>
            <text:list-item>
              <text:p text:style-name="P15">pow()</text:p>
            </text:list-item>
          </text:list>
        </text:list-item>
      </text:list>
      <text:p text:style-name="P2"/>
      <text:p text:style-name="P2"><text:span text:style-name="T1">Catatan untuk instruktur</text:span>: </text:p>
      <text:list xml:id="list42373454" text:style-name="L4">
        <text:list-item>
          <text:p text:style-name="P16">Di dalam sesi interactive, instruktur akan menjelaskan berbagai contoh penggunaan, termasuk menggunakan python sebagai kalkulator.</text:p>
        </text:list-item>
        <text:list-item>
          <text:p text:style-name="P16">Demo tipe data dan modul bisa dilakukan. </text:p>
        </text:list-item>
        <text:list-item>
          <text:p text:style-name="P16">Demo fungsi lain bisa dilakukan, apabila memungkinkan. </text:p>
        </text:list-item>
      </text:list>
      <text:h text:style-name="P11" text:outline-level="1"><text:bookmark text:name="__RefHeading__2331_334226824"/>4. Script Python<text:bookmark-end text:name="__RefHeading__2331_334226824"/></text:h>
      <text:list xml:id="list42385481" text:style-name="L5">
        <text:list-item>
          <text:p text:style-name="P38">Simpan dengan ekstensi nama file py. Contoh: hello.py.</text:p>
        </text:list-item>
        <text:list-item>
          <text:p text:style-name="P38">Shebang</text:p>
          <text:list>
            <text:list-item>
              <text:p text:style-name="P38">#, !, diikuti Path ke executable Python</text:p>
            </text:list-item>
            <text:list-item>
              <text:p text:style-name="P38">Contoh di Linux: #!/usr/bin/python</text:p>
            </text:list-item>
            <text:list-item>
              <text:p text:style-name="P38">Contoh di Windows: #!c:\python25\python.exe</text:p>
            </text:list-item>
            <text:list-item>
              <text:p text:style-name="P38">Di Linux, bisa gunakan bantuan env, sehingga shebang line menjadi #!/usr/bin/env python </text:p>
              <text:list>
                <text:list-item>
                  <text:p text:style-name="P38">Sesuaikan path ke env</text:p>
                </text:list-item>
              </text:list>
            </text:list-item>
          </text:list>
        </text:list-item>
        <text:list-item>
          <text:p text:style-name="P38">Jalankan di command line: python &lt;script.py&gt;</text:p>
        </text:list-item>
        <text:list-item>
          <text:p text:style-name="P38">Di Linux, berikan hak akses executable dengan perintah: </text:p>
          <text:list>
            <text:list-item>
              <text:p text:style-name="P38">chmod +x &lt;script.py&gt;</text:p>
            </text:list-item>
            <text:list-item>
              <text:p text:style-name="P17">Selanjutnya, bisa dijalankan langsung dengan ./script.py atau script.py (apabila direktori aktif terdaftar di $PATH) dari prompt. </text:p>
            </text:list-item>
          </text:list>
          <text:p text:style-name="P17"/>
        </text:list-item>
      </text:list>
      <text:p text:style-name="P2"/>
      <text:h text:style-name="P11" text:outline-level="1"><text:bookmark text:name="__RefHeading__2333_334226824"/>5. Tipe Builtin dan operator<text:bookmark-end text:name="__RefHeading__2333_334226824"/></text:h>
      <table:table table:name="Table1" table:style-name="Table1">
        <table:table-column table:style-name="Table1.A"/>
        <table:table-column table:style-name="Table1.B"/>
        <table:table-column table:style-name="Table1.C"/>
        <table:table-row>
          <table:table-cell table:style-name="Table1.A1" office:value-type="string">
            <text:p text:style-name="P7">Tipe</text:p>
          </table:table-cell>
          <table:table-cell table:style-name="Table1.A1" office:value-type="string">
            <text:p text:style-name="P7">Detil</text:p>
          </table:table-cell>
          <table:table-cell table:style-name="Table1.C1" office:value-type="string">
            <text:p text:style-name="P7">Catatan</text:p>
          </table:table-cell>
        </table:table-row>
        <table:table-row>
          <table:table-cell table:style-name="Table1.A2" office:value-type="string">
            <text:p text:style-name="P6">None</text:p>
          </table:table-cell>
          <table:table-cell table:style-name="Table1.A2" office:value-type="string">
            <text:p text:style-name="P6">None Object</text:p>
          </table:table-cell>
          <table:table-cell table:style-name="Table1.C2" office:value-type="string">
            <text:p text:style-name="P6"/>
          </table:table-cell>
        </table:table-row>
        <table:table-row>
          <table:table-cell table:style-name="Table1.A2" office:value-type="string">
            <text:p text:style-name="P6">Number</text:p>
            <text:p text:style-name="P6"/>
          </table:table-cell>
          <table:table-cell table:style-name="Table1.A2" office:value-type="string">
            <text:list xml:id="list42360126" text:style-name="L6">
              <text:list-item>
                <text:p text:style-name="P53">Boolean (bool)</text:p>
                <text:list>
                  <text:list-item>
                    <text:p text:style-name="P53">True atau False</text:p>
                  </text:list-item>
                </text:list>
              </text:list-item>
              <text:list-item>
                <text:p text:style-name="P53">Integer (int)</text:p>
              </text:list-item>
            </text:list>
            <text:list xml:id="list42364002" text:style-name="L7">
              <text:list-item>
                <text:p text:style-name="P54">Batas int bisa dilihat pada sys.maxint</text:p>
              </text:list-item>
            </text:list>
            <text:list xml:id="list42433206" text:continue-list="list42360126" text:style-name="L6">
              <text:list-item text:start-value="1">
                <text:p text:style-name="P53">Long integer (long)</text:p>
                <text:list>
                  <text:list-item>
                    <text:p text:style-name="P53">Gunakan suffix L atau l</text:p>
                  </text:list-item>
                  <text:list-item>
                    <text:p text:style-name="P53">Batas long sesuai memori</text:p>
                  </text:list-item>
                </text:list>
              </text:list-item>
              <text:list-item>
                <text:p text:style-name="P53">Floating point (float)</text:p>
                <text:list>
                  <text:list-item>
                    <text:p text:style-name="P53">pecahan</text:p>
                  </text:list-item>
                  <text:list-item>
                    <text:p text:style-name="P53">bisa ditulis dalam e atau E</text:p>
                  </text:list-item>
                </text:list>
              </text:list-item>
              <text:list-item>
                <text:p text:style-name="P53">Complex (complex)</text:p>
                <text:list>
                  <text:list-item>
                    <text:p text:style-name="P53">bilangan kompleks</text:p>
                  </text:list-item>
                  <text:list-item>
                    <text:p text:style-name="P53">memiliki atribut real (real) dan imag (imajiner). </text:p>
                  </text:list-item>
                  <text:list-item>
                    <text:p text:style-name="P55">imajiner bisa dituliskan dengan suffix j atau J.</text:p>
                  </text:list-item>
                  <text:list-item>
                    <text:p text:style-name="P55">dir: conjugate, imag, real</text:p>
                  </text:list-item>
                </text:list>
              </text:list-item>
            </text:list>
          </table:table-cell>
          <table:table-cell table:style-name="Table1.C2" office:value-type="string">
            <text:p text:style-name="P6"/>
            <text:p text:style-name="P6"/>
          </table:table-cell>
        </table:table-row>
        <table:table-row>
          <table:table-cell table:style-name="Table1.A2" office:value-type="string">
            <text:p text:style-name="P6">Set</text:p>
          </table:table-cell>
          <table:table-cell table:style-name="Table1.A2" office:value-type="string">
            <text:list xml:id="list42461238" text:continue-list="list42433206" text:style-name="L6">
              <text:list-item text:start-value="1">
                <text:p text:style-name="P53">Set (set): mutable</text:p>
                <text:list>
                  <text:list-item>
                    <text:p text:style-name="P53">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53">Frozen Set (frozenset): immutable</text:p>
                <text:list>
                  <text:list-item>
                    <text:p text:style-name="P53">dir: copy, <text:s/>difference, <text:s/>intersection, <text:s/>issubset, <text:s/>issuperset, <text:s/>symmetric_difference, <text:s/>union </text:p>
                  </text:list-item>
                </text:list>
              </text:list-item>
            </text:list>
          </table:table-cell>
          <table:table-cell table:style-name="Table1.C2" office:value-type="string">
            <text:list xml:id="list42463581" text:continue-list="list42364002" text:style-name="L7">
              <text:list-item text:start-value="1">
                <text:p text:style-name="P54">Unordered</text:p>
              </text:list-item>
              <text:list-item>
                <text:p text:style-name="P54">Semua item dalam set harus immutable</text:p>
              </text:list-item>
              <text:list-item>
                <text:p text:style-name="P54">Dapat dibuat dari item iterable</text:p>
              </text:list-item>
              <text:list-item>
                <text:p text:style-name="P54">Unik</text:p>
              </text:list-item>
              <text:list-item>
                <text:p text:style-name="P54">Dapat dioperasikan sebagai himpunan</text:p>
              </text:list-item>
            </text:list>
          </table:table-cell>
        </table:table-row>
        <table:table-row>
          <table:table-cell table:style-name="Table1.A2" office:value-type="string">
            <text:p text:style-name="P6">Sequence</text:p>
          </table:table-cell>
          <table:table-cell table:style-name="Table1.A2" office:value-type="string">
            <text:list xml:id="list42451496" text:continue-list="list42461238" text:style-name="L6">
              <text:list-item text:start-value="1">
                <text:p text:style-name="P53">String (str)</text:p>
                <text:list>
                  <text:list-item>
                    <text:p text:style-name="P53">immutable</text:p>
                  </text:list-item>
                  <text:list-item>
                    <text:p text:style-name="P53">dapat dibentuk dengan pasangan:</text:p>
                    <text:list>
                      <text:list-item>
                        <text:p text:style-name="P53">kutip tunggal (')</text:p>
                      </text:list-item>
                      <text:list-item>
                        <text:p text:style-name="P53">kutip ganda ('')</text:p>
                      </text:list-item>
                      <text:list-item>
                        <text:p text:style-name="P53">triple kutip tunggal (' ' ')</text:p>
                      </text:list-item>
                      <text:list-item>
                        <text:p text:style-name="P53">triple kutip ganda ('' '' '')</text:p>
                      </text:list-item>
                    </text:list>
                  </text:list-item>
                  <text:list-item>
                    <text:p text:style-name="P53">Pasangan triple-kutip bisa mengembed newline. </text:p>
                  </text:list-item>
                  <text:list-item>
                    <text:p text:style-name="P53">Berlaku penggunaan escape character.</text:p>
                  </text:list-item>
                  <text:list-item>
                    <text:p text:style-name="P53">Dapat dituliskan dalam bentuk raw <text:soft-page-break/>string (diawali r atau R). Contoh: r'c:\window'</text:p>
                  </text:list-item>
                  <text:list-item>
                    <text:p text:style-name="P53">Raw string, apabila diakhiri dengan backslash (\), harus berjumlah genap.</text:p>
                  </text:list-item>
                  <text:list-item>
                    <text:p text:style-name="P53">dir: capitalize, <text:s/>center, <text:s/>count, <text:s/>decode, <text:s/>encode, <text:s/>endswith, <text:s/>expandtabs, <text:s/>find, <text:s/>index, <text:s/>isalnum, <text:s/>isalpha, <text:s/>isdigit, <text:s/>islower, <text:s/>isspace, <text:s/>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53">Unicode String (unicode)</text:p>
                <text:list>
                  <text:list-item>
                    <text:p text:style-name="P53">immutable</text:p>
                  </text:list-item>
                  <text:list-item>
                    <text:p text:style-name="P53">Diawali dengan u atau U, diikuti 4 digit hexa kode karakter unicode.</text:p>
                  </text:list-item>
                  <text:list-item>
                    <text:p text:style-name="P53">Berlaku penggunaan escape character.</text:p>
                  </text:list-item>
                  <text:list-item>
                    <text:p text:style-name="P53">Bisa diisi dengan \N{Name}, dimana Name sesuai aturan unicode. Contoh: \N{Copyright Sign}.</text:p>
                  </text:list-item>
                  <text:list-item>
                    <text:p text:style-name="P53">Apabila menggunakan raw string, ditulis dengan ur.</text:p>
                  </text:list-item>
                  <text:list-item>
                    <text:p text:style-name="P53">dir: method pada str, ditambah isdecimal dan isnumeric.</text:p>
                  </text:list-item>
                </text:list>
              </text:list-item>
              <text:list-item>
                <text:p text:style-name="P53">Tuple (tuple)</text:p>
                <text:list>
                  <text:list-item>
                    <text:p text:style-name="P53">immutable</text:p>
                  </text:list-item>
                  <text:list-item>
                    <text:p text:style-name="P53">Akses lebih cepat</text:p>
                  </text:list-item>
                  <text:list-item>
                    <text:p text:style-name="P53">Dapat dibuat dengan tuple(), atau dengan menempatkan anggota dalam kurung ( dan ).</text:p>
                  </text:list-item>
                  <text:list-item>
                    <text:p text:style-name="P53">Koma tambahan bisa dituliskan setelah anggota terakhir. Contoh: (1,2,3,)</text:p>
                  </text:list-item>
                  <text:list-item>
                    <text:p text:style-name="P53">Tuple dengan satu anggota harus dituliskan dengan menambahkan koma. Contoh: (1,) dan bukan (1)</text:p>
                  </text:list-item>
                </text:list>
              </text:list-item>
              <text:list-item>
                <text:p text:style-name="P53">List (list)</text:p>
                <text:list>
                  <text:list-item>
                    <text:p text:style-name="P53">mutable</text:p>
                  </text:list-item>
                  <text:list-item>
                    <text:p text:style-name="P53">Lihat range()</text:p>
                  </text:list-item>
                  <text:list-item>
                    <text:p text:style-name="P53">Dapat dibuat dengan list(), atau dengan menempatkan anggota dalam kurung [ dan ].</text:p>
                  </text:list-item>
                  <text:list-item>
                    <text:p text:style-name="P53">Koma tambahan bisa dituliskan setelah anggota terakhir. Contoh: [1,2,3,]</text:p>
                  </text:list-item>
                  <text:list-item>
                    <text:p text:style-name="P53">dir: append, count, extend, index, insert, pop, remove, reverse, sort.</text:p>
                  </text:list-item>
                </text:list>
              </text:list-item>
              <text:list-item>
                <text:p text:style-name="P53">Xrange (xrange)</text:p>
                <text:list>
                  <text:list-item>
                    <text:p text:style-name="P53">immutable</text:p>
                  </text:list-item>
                  <text:list-item>
                    <text:p text:style-name="P53">Dibuat dengan xrange()</text:p>
                  </text:list-item>
                  <text:list-item>
                    <text:p text:style-name="P53">Untuk perulangan, relatif lebih cepat <text:soft-page-break/>dari penggunaan range().</text:p>
                  </text:list-item>
                </text:list>
              </text:list-item>
            </text:list>
          </table:table-cell>
          <table:table-cell table:style-name="Table1.C2" office:value-type="string">
            <text:list xml:id="list42444676" text:continue-list="list42463581" text:style-name="L7">
              <text:list-item text:start-value="1">
                <text:p text:style-name="P54">Memiliki sifat iterable</text:p>
              </text:list-item>
            </text:list>
            <text:p text:style-name="P6"/>
          </table:table-cell>
        </table:table-row>
        <table:table-row>
          <table:table-cell table:style-name="Table1.A2" office:value-type="string">
            <text:p text:style-name="P6">Mapping</text:p>
          </table:table-cell>
          <table:table-cell table:style-name="Table1.A2" office:value-type="string">
            <text:list xml:id="list42457845" text:continue-list="list42451496" text:style-name="L6">
              <text:list-item text:start-value="1">
                <text:p text:style-name="P53">Dictionary (dict)</text:p>
                <text:list>
                  <text:list-item>
                    <text:p text:style-name="P53">Key harus berupa tipe immutable</text:p>
                  </text:list-item>
                  <text:list-item>
                    <text:p text:style-name="P53">Value dapat berupa hampir semua object Python </text:p>
                  </text:list-item>
                  <text:list-item>
                    <text:p text:style-name="P53">Dapat dibuat dengan dict(), atau dengan menempatkan key:value dalam kurung { dan }.</text:p>
                  </text:list-item>
                  <text:list-item>
                    <text:p text:style-name="P53">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1.C2" office:value-type="string">
            <text:list xml:id="list42440212" text:continue-list="list42444676" text:style-name="L7">
              <text:list-item text:start-value="1">
                <text:p text:style-name="P54">Unordered</text:p>
              </text:list-item>
            </text:list>
            <text:p text:style-name="P6"/>
            <text:p text:style-name="P6"/>
            <text:p text:style-name="P6"/>
          </table:table-cell>
        </table:table-row>
        <table:table-row>
          <table:table-cell table:style-name="Table1.A2" office:value-type="string">
            <text:p text:style-name="P6">File</text:p>
          </table:table-cell>
          <table:table-cell table:style-name="Table1.A2" office:value-type="string">
            <text:list xml:id="list42443921" text:continue-list="list42457845" text:style-name="L6">
              <text:list-item text:start-value="1">
                <text:p text:style-name="P53">File (file)</text:p>
                <text:list>
                  <text:list-item>
                    <text:p text:style-name="P53">Dibuka dengan open(name[, mode[, buffering]]) atau file(name[, mode[, buffering]])</text:p>
                  </text:list-item>
                  <text:list-item>
                    <text:p text:style-name="P53">Mode file: r(read, default), w(write), a(append)</text:p>
                  </text:list-item>
                  <text:list-item>
                    <text:p text:style-name="P53">Ditutup dengan method close() objek file</text:p>
                  </text:list-item>
                  <text:list-item>
                    <text:p text:style-name="P53">dir: close, <text:s/>closed, <text:s/>encoding, <text:s/>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1.C2" office:value-type="string">
            <text:p text:style-name="P6"/>
          </table:table-cell>
        </table:table-row>
      </table:table>
      <text:h text:style-name="Heading_20_2" text:outline-level="2"><text:bookmark text:name="__RefHeading__2335_334226824"/>Operator<text:bookmark-end text:name="__RefHeading__2335_334226824"/></text:h>
      <text:list xml:id="list42377703" text:style-name="L8">
        <text:list-item>
          <text:p text:style-name="P39">Perbandingan boolean</text:p>
          <text:list>
            <text:list-item>
              <text:p text:style-name="P39">&lt;, lebih kecil</text:p>
            </text:list-item>
            <text:list-item>
              <text:p text:style-name="P39">&lt;=, lebih kecil sama dengan</text:p>
            </text:list-item>
            <text:list-item>
              <text:p text:style-name="P39">&gt;, lebih besar</text:p>
            </text:list-item>
            <text:list-item>
              <text:p text:style-name="P39">&gt;=, lebih besar sama dengan </text:p>
            </text:list-item>
            <text:list-item>
              <text:p text:style-name="P39">==, sama dengan</text:p>
            </text:list-item>
            <text:list-item>
              <text:p text:style-name="P39">!=, tidak sama dengan</text:p>
            </text:list-item>
          </text:list>
        </text:list-item>
        <text:list-item>
          <text:p text:style-name="P39">Operator Logical</text:p>
          <text:list>
            <text:list-item>
              <text:p text:style-name="P39">not, logical negasi</text:p>
            </text:list-item>
            <text:list-item>
              <text:p text:style-name="P39">and, logical and</text:p>
            </text:list-item>
            <text:list-item>
              <text:p text:style-name="P39">or, logical or</text:p>
            </text:list-item>
          </text:list>
        </text:list-item>
        <text:list-item>
          <text:p text:style-name="P39">Operator aritmatika</text:p>
          <text:list>
            <text:list-item>
              <text:p text:style-name="P39">*, perkalian</text:p>
            </text:list-item>
            <text:list-item>
              <text:p text:style-name="P39">/, pembagian</text:p>
            </text:list-item>
            <text:list-item>
              <text:p text:style-name="P39">//, pembagian integer</text:p>
            </text:list-item>
            <text:list-item>
              <text:p text:style-name="P39"><text:soft-page-break/>%, sisa bagi</text:p>
            </text:list-item>
            <text:list-item>
              <text:p text:style-name="P39">+, penjumlahan</text:p>
            </text:list-item>
            <text:list-item>
              <text:p text:style-name="P39">-, pengurangan</text:p>
            </text:list-item>
          </text:list>
        </text:list-item>
        <text:list-item>
          <text:p text:style-name="P39">Operator bit</text:p>
          <text:list>
            <text:list-item>
              <text:p text:style-name="P39">~, bitwise complement</text:p>
            </text:list-item>
            <text:list-item>
              <text:p text:style-name="P39">&lt;&lt;, shift left</text:p>
            </text:list-item>
            <text:list-item>
              <text:p text:style-name="P39">&gt;&gt;, shift right</text:p>
            </text:list-item>
            <text:list-item>
              <text:p text:style-name="P39">&amp;, bitwise and</text:p>
            </text:list-item>
            <text:list-item>
              <text:p text:style-name="P39">|, bitwise or</text:p>
            </text:list-item>
            <text:list-item>
              <text:p text:style-name="P39">^, bitwise xor</text:p>
            </text:list-item>
          </text:list>
        </text:list-item>
        <text:list-item>
          <text:p text:style-name="P39">Operator pada sequence</text:p>
          <text:list>
            <text:list-item>
              <text:p text:style-name="P39">in: terdapat di dalam. Gunakan not in untuk kebalikannya. </text:p>
            </text:list-item>
          </text:list>
        </text:list-item>
        <text:list-item>
          <text:p text:style-name="P39">Operator tambahan string:</text:p>
          <text:list>
            <text:list-item>
              <text:p text:style-name="P39">%: pemformatan </text:p>
            </text:list-item>
          </text:list>
        </text:list-item>
      </text:list>
      <text:p text:style-name="P1"/>
      <text:p text:style-name="P1"><text:span text:style-name="T1">Index dan Slice</text:span>:</text:p>
      <text:p text:style-name="P2">Beberapa sequence seperti string, unicode string, list dan tuple mendukung index dan slicing, dengan sintaks:</text:p>
      <text:list xml:id="list42359236" text:style-name="L9">
        <text:list-item>
          <text:p text:style-name="P18">s[i]: item ke i dari sequence s, dimulai dari 0</text:p>
        </text:list-item>
        <text:list-item>
          <text:p text:style-name="P18">s[i:j]: item ke i sampai j dari sequence s</text:p>
        </text:list-item>
        <text:list-item>
          <text:p text:style-name="P18">s[i:j:k]: item ke i sampai j dari sequence s, dengan step k</text:p>
        </text:list-item>
      </text:list>
      <text:p text:style-name="P2"/>
      <text:p text:style-name="P2">Catatan untuk i,j dan k:</text:p>
      <text:list xml:id="list42362229" text:style-name="L10">
        <text:list-item>
          <text:p text:style-name="P19">Apabila nilai i dan j negatif, maka index relatif dari akhir sequence.</text:p>
        </text:list-item>
        <text:list-item>
          <text:p text:style-name="P19">Jika i tidak diberikan, maka default ke 0</text:p>
        </text:list-item>
      </text:list>
      <text:list xml:id="list42382161" text:style-name="L11">
        <text:list-item>
          <text:p text:style-name="P20">Jika j tidak diberikan, maka default ke len(s)</text:p>
        </text:list-item>
        <text:list-item>
          <text:p text:style-name="P20">Jika k tidak diberikan, maka default ke 1. Nilai k tidak bisa diisi dengan 0.</text:p>
        </text:list-item>
        <text:list-item>
          <text:p text:style-name="P20">Jika i lebih besar atau sama dengan j, maka menghasilkan slice kosong.</text:p>
        </text:list-item>
      </text:list>
      <text:p text:style-name="P2"/>
      <text:p text:style-name="P2">Untuk tipe xrange, index didukung namun slicing tidak didukung. </text:p>
      <text:p text:style-name="P1"/>
      <text:p text:style-name="P1"><text:span text:style-name="T1">Lain-lain</text:span>:</text:p>
      <text:list xml:id="list42374902" text:style-name="L12">
        <text:list-item>
          <text:p text:style-name="P40">Beberapa fungsi:</text:p>
          <text:list>
            <text:list-item>
              <text:p text:style-name="P40">type(object): mengembalikan tipe object</text:p>
            </text:list-item>
            <text:list-item>
              <text:p text:style-name="P40">id(object): mengembalikan alamat memori object</text:p>
            </text:list-item>
            <text:list-item>
              <text:p text:style-name="P41"><text:soft-page-break/>ininstance(object, class-or-type-or-tuple): mengembalikan apakah object merupakan instance dari class. </text:p>
            </text:list-item>
          </text:list>
        </text:list-item>
        <text:list-item>
          <text:p text:style-name="P40">Kategori tipe juga mencakup Callable (dapat dipanggil), Modules (setelah diimport), Classes dan Type. </text:p>
        </text:list-item>
      </text:list>
      <text:h text:style-name="P11" text:outline-level="1"><text:bookmark text:name="__RefHeading__2337_334226824"/>6. Seleksi/Kondisi<text:bookmark-end text:name="__RefHeading__2337_334226824"/></text:h>
      <text:h text:style-name="Heading_20_2" text:outline-level="2"><text:bookmark text:name="__RefHeading__2339_334226824"/>Sintaks if<text:bookmark-end text:name="__RefHeading__2339_334226824"/></text:h>
      <text:p text:style-name="P1">if &lt;expression&gt;: </text:p>
      <text:p text:style-name="P1"><text:s text:c="4"/>&lt;statement&gt; </text:p>
      <text:p text:style-name="P1"><text:s text:c="4"/>&lt;statement&gt; </text:p>
      <text:p text:style-name="P1"><text:s text:c="4"/>.. </text:p>
      <text:p text:style-name="P1">[elif &lt;expression&gt;: </text:p>
      <text:p text:style-name="P1"><text:s text:c="4"/>&lt;statement&gt; </text:p>
      <text:p text:style-name="P1"><text:s text:c="4"/>&lt;statement&gt; </text:p>
      <text:p text:style-name="P1"><text:s text:c="4"/>.. </text:p>
      <text:p text:style-name="P1">] </text:p>
      <text:p text:style-name="P1">[else: </text:p>
      <text:p text:style-name="P1"><text:s text:c="4"/>&lt;statement&gt; </text:p>
      <text:p text:style-name="P1"><text:s text:c="4"/>&lt;statement&gt; </text:p>
      <text:p text:style-name="P1"><text:s text:c="4"/>.. </text:p>
      <text:p text:style-name="P1">] </text:p>
      <text:p text:style-name="P1"/>
      <text:p text:style-name="P1"><text:span text:style-name="T1">Contoh if</text:span><text:span text:style-name="T2">:</text:span></text:p>
      <text:p text:style-name="P1">&gt;&gt;&gt; a=10 </text:p>
      <text:p text:style-name="P1">&gt;&gt;&gt; if a &gt; 5: </text:p>
      <text:p text:style-name="P1">... <text:s text:c="4"/>print 'a besar dari 5' </text:p>
      <text:p text:style-name="P1">... </text:p>
      <text:p text:style-name="P1">a besar dari 5 </text:p>
      <text:p text:style-name="P1"/>
      <text:p text:style-name="P1"><text:span text:style-name="T1">Catatan</text:span>:</text:p>
      <text:list xml:id="list42361994" text:style-name="L13">
        <text:list-item>
          <text:p text:style-name="P42">pass dapat digunakan untuk blok kosong.</text:p>
        </text:list-item>
        <text:list-item>
          <text:p text:style-name="P42">Beberapa contoh akan diberikan pada sesi training.</text:p>
        </text:list-item>
        <text:list-item>
          <text:p text:style-name="P42">Python tidak mendukung switch/case</text:p>
        </text:list-item>
      </text:list>
      <text:h text:style-name="P11" text:outline-level="1"><text:bookmark text:name="__RefHeading__2341_334226824"/>7. Perulangan<text:bookmark-end text:name="__RefHeading__2341_334226824"/></text:h>
      <text:h text:style-name="P56" text:outline-level="2"><text:bookmark text:name="__RefHeading__2343_334226824"/>Sintaks for<text:bookmark-end text:name="__RefHeading__2343_334226824"/></text:h>
      <text:p text:style-name="P1">for &lt;target_list&gt; in &lt;expression_list&gt;: </text:p>
      <text:p text:style-name="P1"><text:s text:c="4"/>&lt;statement&gt; </text:p>
      <text:p text:style-name="P1"><text:s text:c="4"/>&lt;statement&gt; </text:p>
      <text:p text:style-name="P1"><text:s text:c="4"/>... </text:p>
      <text:p text:style-name="P1">[else: </text:p>
      <text:p text:style-name="P1"><text:s text:c="4"/>&lt;statement&gt; </text:p>
      <text:p text:style-name="P1"><text:s text:c="4"/>&lt;statement&gt; </text:p>
      <text:p text:style-name="P1"><text:s text:c="4"/>.. </text:p>
      <text:p text:style-name="P1">] </text:p>
      <text:p text:style-name="P1"/>
      <text:p text:style-name="P1"><text:span text:style-name="T1">Contoh for</text:span>:</text:p>
      <text:p text:style-name="P1">&gt;&gt;&gt; for i in range(1,10,2): </text:p>
      <text:p text:style-name="P1">... <text:s text:c="4"/>print i </text:p>
      <text:p text:style-name="P1">... </text:p>
      <text:p text:style-name="P1">1 </text:p>
      <text:p text:style-name="P1">3 </text:p>
      <text:p text:style-name="P1">5 </text:p>
      <text:p text:style-name="P1">7 </text:p>
      <text:p text:style-name="P1">9 </text:p>
      <text:p text:style-name="P1"/>
      <text:h text:style-name="Heading_20_2" text:outline-level="2"><text:bookmark text:name="__RefHeading__2345_334226824"/>Sintaks while<text:bookmark-end text:name="__RefHeading__2345_334226824"/></text:h>
      <text:p text:style-name="P1">while &lt;expression&gt;: </text:p>
      <text:p text:style-name="P1"><text:s text:c="4"/>&lt;statement&gt; </text:p>
      <text:p text:style-name="P1"><text:s text:c="4"/>&lt;statement&gt; </text:p>
      <text:p text:style-name="P1"><text:s text:c="4"/>... </text:p>
      <text:p text:style-name="P1">[else: </text:p>
      <text:p text:style-name="P1"><text:s text:c="4"/>&lt;statement&gt; </text:p>
      <text:p text:style-name="P1"><text:s text:c="4"/>&lt;statement&gt; </text:p>
      <text:p text:style-name="P1"><text:s text:c="4"/>.. </text:p>
      <text:p text:style-name="P1">] </text:p>
      <text:p text:style-name="P1"><text:soft-page-break/></text:p>
      <text:p text:style-name="P3"/>
      <text:p text:style-name="P1"><text:span text:style-name="T1">Contoh while</text:span>:</text:p>
      <text:p text:style-name="P1">&gt;&gt;&gt; a=1 </text:p>
      <text:p text:style-name="P1">&gt;&gt;&gt; while a&lt;5: </text:p>
      <text:p text:style-name="P1">... <text:s text:c="4"/>print a </text:p>
      <text:p text:style-name="P1">... <text:s text:c="4"/>a += 1 </text:p>
      <text:p text:style-name="P1">... </text:p>
      <text:p text:style-name="P1">1 </text:p>
      <text:p text:style-name="P1">2 </text:p>
      <text:p text:style-name="P1">3 </text:p>
      <text:p text:style-name="P1">4 </text:p>
      <text:p text:style-name="P1"/>
      <text:p text:style-name="P3">Catatan<text:span text:style-name="T2">:</text:span></text:p>
      <text:list xml:id="list42449159" text:continue-list="list42361994" text:style-name="L13">
        <text:list-item text:start-value="1">
          <text:p text:style-name="P42">pass dapat digunakan untuk blok kosong.</text:p>
        </text:list-item>
        <text:list-item>
          <text:p text:style-name="P42">Beberapa contoh akan diberikan pada sesi training.</text:p>
        </text:list-item>
      </text:list>
      <text:p text:style-name="P1"/>
      <text:p text:style-name="P1"/>
      <text:h text:style-name="P11" text:outline-level="1"><text:bookmark text:name="__RefHeading__2347_334226824"/>8. Fungsi<text:bookmark-end text:name="__RefHeading__2347_334226824"/></text:h>
      <text:h text:style-name="Heading_20_2" text:outline-level="2"><text:bookmark text:name="__RefHeading__2349_334226824"/>Deklarasi fungsi<text:bookmark-end text:name="__RefHeading__2349_334226824"/></text:h>
      <text:p text:style-name="P1"/>
      <text:p text:style-name="P1">def &lt;func_name&gt;([parameter_list]): </text:p>
      <text:p text:style-name="P1"><text:s text:c="4"/>&lt;statement&gt; </text:p>
      <text:p text:style-name="P1"><text:s text:c="4"/>&lt;statement&gt; </text:p>
      <text:p text:style-name="P1"><text:s text:c="4"/>... </text:p>
      <text:p text:style-name="P1"><text:s text:c="4"/>[return &lt;return_value&gt;] </text:p>
      <text:p text:style-name="P1"/>
      <text:p text:style-name="P1">Catatan: </text:p>
      <text:list xml:id="list42381759" text:style-name="L14">
        <text:list-item>
          <text:p text:style-name="P43">ketika return tidak didefinisikan, None akan dikembalikan</text:p>
        </text:list-item>
      </text:list>
      <text:p text:style-name="P1"/>
      <text:p text:style-name="P1"/>
      <text:h text:style-name="Heading_20_2" text:outline-level="2"><text:bookmark text:name="__RefHeading__2351_334226824"/>Documentation String (docstring)<text:bookmark-end text:name="__RefHeading__2351_334226824"/></text:h>
      <text:p text:style-name="P1">Setiap fungsi dapat memiliki docstring (documentation string), yang umumnya mendeskripsikan bagaimana cara menggunakan fungsi tersebut. Docstring dapat dituliskan sebagai string langsung setelah deklarasi fungsi. Contoh: </text:p>
      <text:p text:style-name="P1"/>
      <text:p text:style-name="P1">def test(): </text:p>
      <text:p text:style-name="P1">... <text:s text:c="4"/>'docstring fungsi test' <text:s text:c="4"/></text:p>
      <text:p text:style-name="P1">... <text:s text:c="4"/>print 'test' </text:p>
      <text:p text:style-name="P1">... </text:p>
      <text:p text:style-name="P1"/>
      <text:p text:style-name="P2">Untuk mengetahui docstring fungsi test, akseslah atribut __doc__ dari fungsi test. Contoh:</text:p>
      <text:p text:style-name="P2"/>
      <text:p text:style-name="P2">&gt;&gt;&gt; test.__doc__ </text:p>
      <text:p text:style-name="P2">'docstring fungsi test' </text:p>
      <text:p text:style-name="P2"/>
      <text:p text:style-name="P2">Docstring yang didefinisikan juga berguna dalam penggunaan bersama fungsi help() di sesi interactive:</text:p>
      <text:p text:style-name="P2"/>
      <text:p text:style-name="P2">&gt;&gt;&gt; help(test)</text:p>
      <text:p text:style-name="P2">Help on function test in module __main__: </text:p>
      <text:p text:style-name="P2"><text:soft-page-break/></text:p>
      <text:p text:style-name="P2">test() </text:p>
      <text:p text:style-name="P2"><text:s text:c="4"/>docstring fungsi test </text:p>
      <text:p text:style-name="P2"/>
      <text:h text:style-name="Heading_20_2" text:outline-level="2"><text:bookmark text:name="__RefHeading__2353_334226824"/>Pemanggilan fungsi<text:bookmark-end text:name="__RefHeading__2353_334226824"/></text:h>
      <text:p text:style-name="P2">Pemanggilan fungsi harus melihatkan penggunaan (), sesuai argumen fungsi. Tanpa (), python tidak akan menganggap sintaks tersebut sebagai sintaks yang salah, tetapi tidak akan dikerjakan. </text:p>
      <text:p text:style-name="P2"/>
      <text:p text:style-name="P2">Contoh yang salah:</text:p>
      <text:p text:style-name="P2">&gt;&gt;&gt; test </text:p>
      <text:p text:style-name="P2">&lt;function test at 0xb7c305dc&gt; </text:p>
      <text:p text:style-name="P2"/>
      <text:p text:style-name="P2">Contoh yang benar:</text:p>
      <text:p text:style-name="P2">&gt;&gt;&gt; test() </text:p>
      <text:p text:style-name="P2">test </text:p>
      <text:p text:style-name="P2"/>
      <text:h text:style-name="Heading_20_2" text:outline-level="2"><text:bookmark text:name="__RefHeading__2355_334226824"/>Variabel global<text:bookmark-end text:name="__RefHeading__2355_334226824"/></text:h>
      <text:p text:style-name="P2">Setiap fungsi akan memiliki variabel lokal sendiri. Namun, ada kalanya, akses ke variabel global diperlukan. </text:p>
      <text:p text:style-name="P2"/>
      <text:p text:style-name="P2">Untuk mengassign nilai tertentu ke variabel global, gunakan keyword global.</text:p>
      <text:p text:style-name="P2"/>
      <text:p text:style-name="P2">Contoh berikut dimaksudkan untuk mengubah variabel global x menjadi 20, namun tidak bekerja:</text:p>
      <text:p text:style-name="P2"/>
      <text:p text:style-name="P2">&gt;&gt;&gt; x=10 </text:p>
      <text:p text:style-name="P2">&gt;&gt;&gt; def testx(): </text:p>
      <text:p text:style-name="P2">... <text:s text:c="4"/>x=20 </text:p>
      <text:p text:style-name="P2">... <text:s text:c="4"/>print x </text:p>
      <text:p text:style-name="P2">... </text:p>
      <text:p text:style-name="P2">&gt;&gt;&gt; x </text:p>
      <text:p text:style-name="P2">10 </text:p>
      <text:p text:style-name="P2">&gt;&gt;&gt; testx() </text:p>
      <text:p text:style-name="P2">20 </text:p>
      <text:p text:style-name="P2"><text:soft-page-break/>&gt;&gt;&gt; x </text:p>
      <text:p text:style-name="P2">10 </text:p>
      <text:p text:style-name="P2">&gt;&gt;&gt; </text:p>
      <text:p text:style-name="P2"/>
      <text:p text:style-name="P2">Contoh yang benar adalah:</text:p>
      <text:p text:style-name="P2">&gt;&gt;&gt; x=10 </text:p>
      <text:p text:style-name="P2">&gt;&gt;&gt; def testx(): </text:p>
      <text:p text:style-name="P2">... <text:s text:c="4"/>global x </text:p>
      <text:p text:style-name="P2">... <text:s text:c="4"/>x=20 </text:p>
      <text:p text:style-name="P2">... <text:s text:c="4"/>print x </text:p>
      <text:p text:style-name="P2">... </text:p>
      <text:p text:style-name="P2">&gt;&gt;&gt; x </text:p>
      <text:p text:style-name="P2">10 </text:p>
      <text:p text:style-name="P2">&gt;&gt;&gt; testx() </text:p>
      <text:p text:style-name="P2">20 </text:p>
      <text:p text:style-name="P2">&gt;&gt;&gt; x </text:p>
      <text:p text:style-name="P2">20 </text:p>
      <text:p text:style-name="P2">&gt;&gt;&gt; </text:p>
      <text:p text:style-name="P2"/>
      <text:p text:style-name="P2">Walau demikian, untuk sekedar mereferensi ke variabel global, keyword global tidak diperlukan.</text:p>
      <text:p text:style-name="P2"/>
      <text:h text:style-name="Heading_20_2" text:outline-level="2"><text:bookmark text:name="__RefHeading__2357_334226824"/>Argumen fungsi<text:bookmark-end text:name="__RefHeading__2357_334226824"/></text:h>
      <text:p text:style-name="P4">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P4"/>
      <text:p text:style-name="P4">Contoh 1:</text:p>
      <text:p text:style-name="P4">&gt;&gt;&gt; def kuadrat(x): </text:p>
      <text:p text:style-name="P4">... <text:s text:c="4"/>return x*x </text:p>
      <text:p text:style-name="P4">... </text:p>
      <text:p text:style-name="P4">&gt;&gt;&gt; hasil=kuadrat(12) </text:p>
      <text:p text:style-name="P4">&gt;&gt;&gt; print hasil </text:p>
      <text:p text:style-name="P4">144 </text:p>
      <text:p text:style-name="P4"><text:soft-page-break/></text:p>
      <text:p text:style-name="P4">Contoh 2:</text:p>
      <text:p text:style-name="P4">&gt;&gt;&gt; def kali(a,b): </text:p>
      <text:p text:style-name="P4">... <text:s text:c="4"/>return a*b </text:p>
      <text:p text:style-name="P4">... </text:p>
      <text:p text:style-name="P4">&gt;&gt;&gt; hasil=kali(2,4) </text:p>
      <text:p text:style-name="P4">&gt;&gt;&gt; print hasil </text:p>
      <text:p text:style-name="P4">8 </text:p>
      <text:p text:style-name="P4"/>
      <text:p text:style-name="P4">Argumen juga bisa dipanggil dengan menyebutkan nama (keyword) pada parameter formal, sehingga dapat dipanggil dengan urutan yang tidak sesuai dengan saat deklarasi. Contoh:</text:p>
      <text:p text:style-name="P4"/>
      <text:p text:style-name="P4">&gt;&gt;&gt; def kali2(a,b): </text:p>
      <text:p text:style-name="P4">... <text:s text:c="4"/>print '(%d x %d) = %d' %(a, b, a*b) </text:p>
      <text:p text:style-name="P4">... </text:p>
      <text:p text:style-name="P4">&gt;&gt;&gt; kali2(b=20, a=10) </text:p>
      <text:p text:style-name="P4">(10 x 20) = 200 </text:p>
      <text:p text:style-name="P4">&gt;&gt;&gt; </text:p>
      <text:p text:style-name="P4"/>
      <text:p text:style-name="P4">Ketika menggunakan keyword argument, pastikan kesalahan-kesalahan seperti berikut tidak dilakukan:</text:p>
      <text:list xml:id="list42371604" text:style-name="L15">
        <text:list-item>
          <text:p text:style-name="P50">non-keyword argument diberikan keyword argument</text:p>
        </text:list-item>
        <text:list-item>
          <text:p text:style-name="P50">duplikasi argumen</text:p>
        </text:list-item>
        <text:list-item>
          <text:p text:style-name="P50">salah memberikan keyword</text:p>
        </text:list-item>
      </text:list>
      <text:p text:style-name="P4"/>
      <text:h text:style-name="Heading_20_2" text:outline-level="2"><text:bookmark text:name="__RefHeading__2359_334226824"/>Argumen default<text:bookmark-end text:name="__RefHeading__2359_334226824"/></text:h>
      <text:p text:style-name="P4">Argumen default memungkinkan pengguna fungsi untuk memanggil fungsi dengan argumen yang lebih sedikit/sederhana dalam kondisi normal, namun memiliki keleluasaan untuk memanggil fungsi dengan semua argumen diberikan. </text:p>
      <text:p text:style-name="P4"/>
      <text:p text:style-name="P4">Argumen default digunakan apabila sebuah argumen memiliki nilai tertentu yang umum (digunakan oleh pemanggil fungsi), namun tetap dimungkinkan untuk diberikan nilai lain.</text:p>
      <text:p text:style-name="P4"/>
      <text:p text:style-name="P4">Argumen default sangat umum digunakan di Python. </text:p>
      <text:p text:style-name="P4"><text:soft-page-break/></text:p>
      <text:p text:style-name="P2">Sebagai contoh, kita mendefinisikan sebuah fungsi cetak_nama, dengan dua argumen:</text:p>
      <text:list xml:id="list42359887" text:style-name="L16">
        <text:list-item>
          <text:p text:style-name="P21">name: nama yang akan dicetak</text:p>
        </text:list-item>
        <text:list-item>
          <text:p text:style-name="P21">prefix: prefix pencetakan</text:p>
        </text:list-item>
      </text:list>
      <text:p text:style-name="P2"/>
      <text:p text:style-name="P2">Dalam kondisi normal, fungsi akan selalu mencetak tulisan 'Nama Anda adalah ' (prefix) diikuti oleh name yang diberikan. Apabila prefix ingin diganti, pengguna fungsi tetap dapat melakukannya. </text:p>
      <text:p text:style-name="P2"/>
      <text:p text:style-name="P2">&gt;&gt;&gt; def cetak_nama(name, prefix='Nama Anda adalah '): </text:p>
      <text:p text:style-name="P2">... <text:s text:c="4"/>print prefix + name </text:p>
      <text:p text:style-name="P2">... </text:p>
      <text:p text:style-name="P2">&gt;&gt;&gt; cetak_nama('piton') </text:p>
      <text:p text:style-name="P2">Nama Anda adalah piton </text:p>
      <text:p text:style-name="P2">&gt;&gt;&gt; cetak_nama('piton','Nama=') </text:p>
      <text:p text:style-name="P2">Nama=piton </text:p>
      <text:p text:style-name="P2"/>
      <text:h text:style-name="Heading_20_2" text:outline-level="2"><text:bookmark text:name="__RefHeading__2361_334226824"/>Argumen *arg (tuple)<text:bookmark-end text:name="__RefHeading__2361_334226824"/></text:h>
      <text:p text:style-name="P2">Ketika parameter formal dituliskan dalam bentuk *arg, maka fungsi akan menerima argumen berupa tuple. Contoh:</text:p>
      <text:p text:style-name="P2"/>
      <text:p text:style-name="P2">&gt;&gt;&gt; def testt(*t): </text:p>
      <text:p text:style-name="P2">... <text:s text:c="4"/>for i in t: </text:p>
      <text:p text:style-name="P2">... <text:s text:c="8"/>print i </text:p>
      <text:p text:style-name="P2">... </text:p>
      <text:p text:style-name="P2">&gt;&gt;&gt; testt(1,2,3,4,5) </text:p>
      <text:p text:style-name="P2">1 </text:p>
      <text:p text:style-name="P2">2 </text:p>
      <text:p text:style-name="P2">3 </text:p>
      <text:p text:style-name="P2">4 </text:p>
      <text:p text:style-name="P2">5 </text:p>
      <text:p text:style-name="P2">&gt;&gt;&gt; testt('halo','apa','kabar') </text:p>
      <text:p text:style-name="P2">halo </text:p>
      <text:p text:style-name="P2">apa </text:p>
      <text:p text:style-name="P2">kabar </text:p>
      <text:p text:style-name="P2"><text:soft-page-break/></text:p>
      <text:p text:style-name="P2">Dengan cara seperti ini, jumlah argumen tidak didefinisikan secara kaku. </text:p>
      <text:p text:style-name="P2"/>
      <text:p text:style-name="P2"/>
      <text:h text:style-name="Heading_20_2" text:outline-level="2"><text:bookmark text:name="__RefHeading__2363_334226824"/>Argumen **arg (dictionary)<text:bookmark-end text:name="__RefHeading__2363_334226824"/></text:h>
      <text:p text:style-name="P2">Ketika parameter formal dituliskan dalam bentuk **arg, maka fungsi akan menerima argumen berupa dictionary. Contoh:</text:p>
      <text:p text:style-name="P2"/>
      <text:p text:style-name="P2">&gt;&gt;&gt; def testd(**arg): </text:p>
      <text:p text:style-name="P2">... <text:s text:c="4"/>keys = arg.keys() </text:p>
      <text:p text:style-name="P2">... <text:s text:c="4"/>for k in keys: </text:p>
      <text:p text:style-name="P2">... <text:s text:c="8"/>print '%s=&gt;%s' %(k, arg[k]) </text:p>
      <text:p text:style-name="P2">... </text:p>
      <text:p text:style-name="P2"/>
      <text:p text:style-name="P2">&gt;&gt;&gt; testd(nama='piton', umur=28, kabar='Baik') </text:p>
      <text:p text:style-name="P2">nama=&gt;piton </text:p>
      <text:p text:style-name="P2">kabar=&gt;Baik </text:p>
      <text:p text:style-name="P2">umur=&gt;28 </text:p>
      <text:p text:style-name="P2">&gt;&gt;&gt; </text:p>
      <text:p text:style-name="P2"/>
      <text:p text:style-name="P2">Dengan cara seperti ini, argumen tidak didefinisikan secara kaku. </text:p>
      <text:p text:style-name="P2"/>
      <text:h text:style-name="P11" text:outline-level="1"><text:bookmark text:name="__RefHeading__2365_334226824"/>9. Class<text:bookmark-end text:name="__RefHeading__2365_334226824"/></text:h>
      <text:p text:style-name="P2">Berikut adalah sintaks class:</text:p>
      <text:p text:style-name="P2"/>
      <text:p text:style-name="P2">class &lt;class_name&gt; ([baseclasses]): </text:p>
      <text:p text:style-name="P2"><text:s text:c="4"/>&lt;statement&gt; </text:p>
      <text:p text:style-name="P2"><text:s text:c="4"/>&lt;statement&gt; </text:p>
      <text:p text:style-name="P2"><text:s text:c="4"/>... </text:p>
      <text:p text:style-name="P2"/>
      <text:p text:style-name="P2"/>
      <text:p text:style-name="P2"><text:span text:style-name="T1">Catatan</text:span>:</text:p>
      <text:list xml:id="list42386233" text:style-name="L17">
        <text:list-item>
          <text:p text:style-name="P22">Dideklarasikan dengan keyword class</text:p>
        </text:list-item>
        <text:list-item>
          <text:p text:style-name="P22">Class mendukung docstring seperti halnya fungsi</text:p>
        </text:list-item>
        <text:list-item>
          <text:p text:style-name="P22">setiap definisi method class akan menggunakan keyword self sebagai argumen pertama method, yang dapat digunakan untuk merujuk ke diri sendiri. </text:p>
        </text:list-item>
        <text:list-item>
          <text:p text:style-name="P22">Untuk merujuk ke anggota class, gunakanlah kata kunci self.</text:p>
        </text:list-item>
        <text:list-item>
          <text:p text:style-name="P22">Constructor class adalah method dengan nama __init__. </text:p>
        </text:list-item>
        <text:list-item>
          <text:p text:style-name="P22">Python mendukung multiple inheritance</text:p>
        </text:list-item>
        <text:list-item>
          <text:p text:style-name="P22">Python menggunakan name mangling untuk identifier yang diawali oleh paling tidak dua underscore dan diakhiri paling banyak satu underscore. Name mangling tersebut dapat digunakan sebagai 'private variable'. </text:p>
        </text:list-item>
        <text:list-item>
          <text:p text:style-name="P22">Mengenal dua tipe class: old-style (classic) dan new-style (diperkenalkan sejak Python versi 2.2). Default adalah old-style pada python 2.x. Untuk membuat class new-style, gunakan base class berupa class new-style atau <text:span text:style-name="T3">object</text:span> (apabila base class tidak diperlukan). </text:p>
        </text:list-item>
      </text:list>
      <text:p text:style-name="P2"/>
      <text:p text:style-name="P2"><text:span text:style-name="T1">Contoh 1, class kosong</text:span>:</text:p>
      <text:p text:style-name="P2">&gt;&gt;&gt; class MyClass1: </text:p>
      <text:p text:style-name="P2">... <text:s text:c="4"/>pass </text:p>
      <text:p text:style-name="P2">... </text:p>
      <text:p text:style-name="P2">&gt;&gt;&gt; c1 = MyClass1() </text:p>
      <text:p text:style-name="P2">&gt;&gt;&gt; type(c1) </text:p>
      <text:p text:style-name="P2">&lt;type 'instance'&gt; </text:p>
      <text:p text:style-name="P2">&gt;&gt;&gt; c1 </text:p>
      <text:p text:style-name="P2">&lt;__main__.MyClass1 instance at 0xb7bf1fcc&gt; </text:p>
      <text:p text:style-name="P2"/>
      <text:p text:style-name="P1"><text:soft-page-break/><text:span text:style-name="T1">Contoh 2, class dengan docstring dan constructor</text:span>:</text:p>
      <text:p text:style-name="P1">&gt;&gt;&gt; class MyClass2: </text:p>
      <text:p text:style-name="P1">... <text:s text:c="4"/>'keterangan MyClass2' </text:p>
      <text:p text:style-name="P1">... <text:s text:c="4"/>def __init__(self, x): </text:p>
      <text:p text:style-name="P1">... <text:s text:c="8"/>print 'Inisialisasi...' </text:p>
      <text:p text:style-name="P1">... <text:s text:c="8"/>print x <text:s text:c="3"/></text:p>
      <text:p text:style-name="P1">... </text:p>
      <text:p text:style-name="P1">&gt;&gt;&gt; c2 = MyClass2(10) </text:p>
      <text:p text:style-name="P1">Inisialisasi... </text:p>
      <text:p text:style-name="P1">10 </text:p>
      <text:p text:style-name="P1">&gt;&gt;&gt; c2.__doc__ </text:p>
      <text:p text:style-name="P1">'keterangan MyClass2' </text:p>
      <text:p text:style-name="P1">&gt;&gt;&gt; </text:p>
      <text:p text:style-name="P1"/>
      <text:p text:style-name="P1"/>
      <text:p text:style-name="P1"><text:span text:style-name="T1">Contoh 3, atribut class</text:span>:</text:p>
      <text:p text:style-name="P1">&gt;&gt;&gt; class MyClass3: </text:p>
      <text:p text:style-name="P1">... <text:s text:c="4"/>def __init__(self, x): </text:p>
      <text:p text:style-name="P1">... <text:s text:c="8"/>self.x = x </text:p>
      <text:p text:style-name="P1">... <text:s text:c="4"/>def method1(self): </text:p>
      <text:p text:style-name="P1">... <text:s text:c="8"/>print '-' * self.x </text:p>
      <text:p text:style-name="P1">... <text:s text:c="4"/>def method2(self): </text:p>
      <text:p text:style-name="P1">... <text:s text:c="8"/>self.method1() </text:p>
      <text:p text:style-name="P1">... </text:p>
      <text:p text:style-name="P1">&gt;&gt;&gt; c3 = MyClass3(5) </text:p>
      <text:p text:style-name="P1">&gt;&gt;&gt; c3.x </text:p>
      <text:p text:style-name="P1">5 </text:p>
      <text:p text:style-name="P1">&gt;&gt;&gt; c3.method1() </text:p>
      <text:p text:style-name="P1">----- </text:p>
      <text:p text:style-name="P1">&gt;&gt;&gt; c3.x = 10 </text:p>
      <text:p text:style-name="P1">&gt;&gt;&gt; c3.method1() </text:p>
      <text:p text:style-name="P1">---------- </text:p>
      <text:p text:style-name="P1">&gt;&gt;&gt; c3.method2() </text:p>
      <text:p text:style-name="P1">---------- </text:p>
      <text:p text:style-name="P1">&gt;&gt;&gt; </text:p>
      <text:p text:style-name="P1"><text:soft-page-break/></text:p>
      <text:p text:style-name="P1"/>
      <text:p text:style-name="P1"><text:span text:style-name="T1">Contoh 4, inheritance sederhana</text:span>:</text:p>
      <text:p text:style-name="P1">&gt;&gt;&gt; class Base: </text:p>
      <text:p text:style-name="P1">... <text:s text:c="4"/>def method1(self): </text:p>
      <text:p text:style-name="P1">... <text:s text:c="8"/>print 'base....' </text:p>
      <text:p text:style-name="P1">... </text:p>
      <text:p text:style-name="P1">&gt;&gt;&gt; class Derived1(Base): </text:p>
      <text:p text:style-name="P1">... <text:s text:c="4"/>def method2(self): </text:p>
      <text:p text:style-name="P1">... <text:s text:c="8"/>print 'derived1...' </text:p>
      <text:p text:style-name="P1">... </text:p>
      <text:p text:style-name="P1">&gt;&gt;&gt; class Derived2(Base): </text:p>
      <text:p text:style-name="P1">... <text:s text:c="4"/>def method1(self): </text:p>
      <text:p text:style-name="P1">... <text:s text:c="8"/>print 'method1 of derived2...' </text:p>
      <text:p text:style-name="P1">... <text:s text:c="4"/>def method2(self): </text:p>
      <text:p text:style-name="P1">... <text:s text:c="8"/>print 'derived2...' </text:p>
      <text:p text:style-name="P1">... </text:p>
      <text:p text:style-name="P1">&gt;&gt;&gt; c4 = Derived1() </text:p>
      <text:p text:style-name="P1">&gt;&gt;&gt; c4.method1() </text:p>
      <text:p text:style-name="P1">base.... </text:p>
      <text:p text:style-name="P1">&gt;&gt;&gt; c4.method2() </text:p>
      <text:p text:style-name="P1">derived1... </text:p>
      <text:p text:style-name="P1">&gt;&gt;&gt; </text:p>
      <text:p text:style-name="P1">&gt;&gt;&gt; c5 = Derived2() </text:p>
      <text:p text:style-name="P1">&gt;&gt;&gt; c5.method1() </text:p>
      <text:p text:style-name="P1">method1 of derived2... </text:p>
      <text:p text:style-name="P1">&gt;&gt;&gt; c5.method2() </text:p>
      <text:p text:style-name="P1">derived2... </text:p>
      <text:p text:style-name="P1">&gt;&gt;&gt; </text:p>
      <text:p text:style-name="P1"/>
      <text:p text:style-name="P1"><text:span text:style-name="T1">Contoh 5, name mangling sederhana</text:span>:</text:p>
      <text:p text:style-name="P1">&gt;&gt;&gt; class Mangling: </text:p>
      <text:p text:style-name="P1">... <text:s text:c="4"/>def __init__(self, x): </text:p>
      <text:p text:style-name="P1">... <text:s text:c="8"/>self.__x = x </text:p>
      <text:p text:style-name="P1">... <text:s text:c="4"/>def method1(self): </text:p>
      <text:p text:style-name="P1"><text:soft-page-break/>... <text:s text:c="8"/>print self.__x </text:p>
      <text:p text:style-name="P1">... </text:p>
      <text:p text:style-name="P1">&gt;&gt;&gt; c6 = Mangling(10) </text:p>
      <text:p text:style-name="P1">&gt;&gt;&gt; c6.__x </text:p>
      <text:p text:style-name="P1">Traceback (most recent call last): </text:p>
      <text:p text:style-name="P1"><text:s text:c="2"/>File "&lt;stdin&gt;", line 1, in &lt;module&gt; </text:p>
      <text:p text:style-name="P1">AttributeError: Mangling instance has no attribute '__x' </text:p>
      <text:p text:style-name="P1">&gt;&gt;&gt; c6.method1() </text:p>
      <text:p text:style-name="P1">10 </text:p>
      <text:p text:style-name="P1">&gt;&gt;&gt; c6.__x=20 </text:p>
      <text:p text:style-name="P1">&gt;&gt;&gt; c6.method1() </text:p>
      <text:p text:style-name="P1">10 </text:p>
      <text:p text:style-name="P1">&gt;&gt;&gt;</text:p>
      <text:p text:style-name="P1"/>
      <text:p text:style-name="P1"><text:span text:style-name="T1">Contoh 6, class sebagai struct/record</text:span>:</text:p>
      <text:p text:style-name="P1">&gt;&gt;&gt; class Struct1: </text:p>
      <text:p text:style-name="P1">... <text:s text:c="4"/>pass </text:p>
      <text:p text:style-name="P1">... </text:p>
      <text:p text:style-name="P1">&gt;&gt;&gt; c7 = Struct1() </text:p>
      <text:p text:style-name="P1">&gt;&gt;&gt; c7.name = 'test' </text:p>
      <text:p text:style-name="P1">&gt;&gt;&gt; c7.address = 'test address' </text:p>
      <text:p text:style-name="P1">&gt;&gt;&gt; </text:p>
      <text:p text:style-name="P1">&gt;&gt;&gt; print c7.name </text:p>
      <text:p text:style-name="P1">test </text:p>
      <text:p text:style-name="P1">&gt;&gt;&gt; print c7.address </text:p>
      <text:p text:style-name="P1">test address </text:p>
      <text:h text:style-name="P11" text:outline-level="1"><text:bookmark text:name="__RefHeading__2367_334226824"/>10. Modul-modul<text:bookmark-end text:name="__RefHeading__2367_334226824"/></text:h>
      <text:p text:style-name="P2">Python datang dengan sangat baik modul siap pakai. Pengguna juga dapat menginstall modul tambahan dari pihak ketiga, ataupun menggunakan modul yang dibuat sendiri. Modul-modul bisa pula dikelompokkan menjadi package. </text:p>
      <text:p text:style-name="P2"/>
      <text:p text:style-name="P2">Modul dapat digunakan setelah diimport. Contoh penggunaan modul os untuk mendapatkan nama os:</text:p>
      <text:p text:style-name="P2"/>
      <text:p text:style-name="P2">&gt;&gt;&gt; import os </text:p>
      <text:p text:style-name="P2">&gt;&gt;&gt; os.name </text:p>
      <text:p text:style-name="P2">'posix' </text:p>
      <text:p text:style-name="P2"/>
      <text:p text:style-name="P2">Nama yang lebih pendek bisa digunakan, dengan import &lt;module&gt; as &lt;alias&gt;, sebagai contoh:</text:p>
      <text:p text:style-name="P2">&gt;&gt;&gt; import platform as p </text:p>
      <text:p text:style-name="P2">&gt;&gt;&gt; p.uname() </text:p>
      <text:p text:style-name="P2">('Linux', 'nop1', '2.6.21.5-smp', '#2 SMP Tue Jun 19 14:58:11 CDT 2007', 'i686', 'Intel(R) Celeron(R) CPU 2.50GHz') </text:p>
      <text:p text:style-name="P2">&gt;&gt;&gt; </text:p>
      <text:p text:style-name="P2"/>
      <text:p text:style-name="P2">Statement import selengkapnya:</text:p>
      <text:list xml:id="list42362920" text:style-name="L18">
        <text:list-item>
          <text:p text:style-name="P23">import &lt;module&gt; [as &lt;name&gt;] (, &lt;module&gt; [as &lt;name&gt;] )</text:p>
        </text:list-item>
        <text:list-item>
          <text:p text:style-name="P23">from &lt;relative_module&gt; import &lt;identifier&gt; [as &lt;name&gt;] (, &lt;identifier&gt; [as &lt;name&gt;] )</text:p>
        </text:list-item>
        <text:list-item>
          <text:p text:style-name="P23">from &lt;relative_module&gt; import (&lt;identifier&gt; [as &lt;name&gt;] (, &lt;identifier&gt; [as &lt;name&gt;] )... [,])</text:p>
        </text:list-item>
        <text:list-item>
          <text:p text:style-name="P23">from &lt;module&gt; import *</text:p>
        </text:list-item>
      </text:list>
      <text:p text:style-name="P2"/>
      <text:p text:style-name="P2"/>
      <text:h text:style-name="Heading_20_2" text:outline-level="2"><text:bookmark text:name="__RefHeading__2369_334226824"/>Contoh modul<text:bookmark-end text:name="__RefHeading__2369_334226824"/></text:h>
      <text:p text:style-name="P2">Beberapa contoh modul:</text:p>
      <text:list xml:id="list42358059" text:style-name="L19">
        <text:list-item>
          <text:p text:style-name="P24">time : bekerja dengan waktu, contoh:</text:p>
        </text:list-item>
      </text:list>
      <text:list xml:id="list42369208" text:style-name="L20">
        <text:list-item>
          <text:p text:style-name="P44">Epoch = waktu dimulai (1 Januari 1970, pukul 00:00)</text:p>
        </text:list-item>
        <text:list-item>
          <text:p text:style-name="P44">Dapatkan detik sejak epoch:</text:p>
          <text:list>
            <text:list-item>
              <text:p text:style-name="P44">time.time() <text:s/></text:p>
              <text:list>
                <text:list-item>
                  <text:p text:style-name="P44"><text:soft-page-break/>1228025944.210458 </text:p>
                </text:list-item>
              </text:list>
            </text:list-item>
          </text:list>
        </text:list-item>
        <text:list-item>
          <text:p text:style-name="P44">Informasi detil waktu sejak epoch (GMT):</text:p>
          <text:list>
            <text:list-item>
              <text:p text:style-name="P44">time.gmtime(-100000000) </text:p>
              <text:list>
                <text:list-item>
                  <text:p text:style-name="P44">(1966, 10, 31, 14, 13, 20, 0, 304, 0) </text:p>
                </text:list-item>
              </text:list>
            </text:list-item>
            <text:list-item>
              <text:p text:style-name="P44">time.gmtime(0) </text:p>
              <text:list>
                <text:list-item>
                  <text:p text:style-name="P44">(1970, 1, 1, 0, 0, 0, 3, 1, 0) </text:p>
                </text:list-item>
              </text:list>
            </text:list-item>
            <text:list-item>
              <text:p text:style-name="P44">time.gmtime() </text:p>
              <text:list>
                <text:list-item>
                  <text:p text:style-name="P44">(2008, 11, 30, 6, 19, 48, 6, 335, 0) </text:p>
                </text:list-item>
              </text:list>
            </text:list-item>
          </text:list>
        </text:list-item>
        <text:list-item>
          <text:p text:style-name="P44">Informasi detil waktu sejak epoch (lokal):</text:p>
          <text:list>
            <text:list-item>
              <text:p text:style-name="P44">time.localtime() </text:p>
              <text:list>
                <text:list-item>
                  <text:p text:style-name="P44">(2008, 11, 30, 15, 43, 36, 6, 335, 0) </text:p>
                </text:list-item>
              </text:list>
            </text:list-item>
          </text:list>
        </text:list-item>
        <text:list-item>
          <text:p text:style-name="P44">Parse time dari string (format bisa baca referensi modul time)</text:p>
          <text:list>
            <text:list-item>
              <text:p text:style-name="P44">time.strptime('2008-11-12', '%Y-%m-%d') </text:p>
              <text:list>
                <text:list-item>
                  <text:p text:style-name="P44">(2008, 11, 12, 0, 0, 0, 2, 317, -1)</text:p>
                </text:list-item>
              </text:list>
            </text:list-item>
          </text:list>
        </text:list-item>
        <text:list-item>
          <text:p text:style-name="P44">Mengembalikan string time dari detik sejak epoch (lokal):</text:p>
          <text:list>
            <text:list-item>
              <text:p text:style-name="P44">time.ctime(1000) </text:p>
              <text:list>
                <text:list-item>
                  <text:p text:style-name="P44">'Thu Jan <text:s/>1 07:16:40 1970' </text:p>
                </text:list-item>
              </text:list>
            </text:list-item>
          </text:list>
        </text:list-item>
        <text:list-item>
          <text:p text:style-name="P44">Mengembalikan string time dari sequence time (lokal):</text:p>
          <text:list>
            <text:list-item>
              <text:p text:style-name="P44">time.asctime((2008,10,11,23,11,22,0,0,0)) </text:p>
              <text:list>
                <text:list-item>
                  <text:p text:style-name="P44">'Mon Oct 11 23:11:22 2008' </text:p>
                </text:list-item>
              </text:list>
            </text:list-item>
          </text:list>
        </text:list-item>
        <text:list-item>
          <text:p text:style-name="P44">Mengembalikan detik sejak epoch dari sequence time (lokal):</text:p>
          <text:list>
            <text:list-item>
              <text:p text:style-name="P44">time.mktime((2008,10,11,23,11,22,0,0,0)) </text:p>
              <text:list>
                <text:list-item>
                  <text:p text:style-name="P44">1223741482.0 </text:p>
                </text:list-item>
              </text:list>
            </text:list-item>
          </text:list>
        </text:list-item>
        <text:list-item>
          <text:p text:style-name="P44">Memformat waktu dari sequence time (GMT atau lokal, bacalah referensi modul time):</text:p>
          <text:list>
            <text:list-item>
              <text:p text:style-name="P44">time.strftime('%d-%m-%Y', time.localtime(1000000000)) </text:p>
              <text:list>
                <text:list-item>
                  <text:p text:style-name="P44">'09-09-2001'</text:p>
                </text:list-item>
              </text:list>
            </text:list-item>
          </text:list>
        </text:list-item>
        <text:list-item>
          <text:p text:style-name="P44">Dapatkan nama timezone (gunakan index 0, apabila non-DST):</text:p>
          <text:list>
            <text:list-item>
              <text:p text:style-name="P44">time.tzname</text:p>
              <text:list>
                <text:list-item>
                  <text:p text:style-name="P44">('WIT', 'WIT')</text:p>
                </text:list-item>
              </text:list>
            </text:list-item>
          </text:list>
        </text:list-item>
        <text:list-item>
          <text:p text:style-name="P44">Dapatkan selisih detik dari GMT:</text:p>
          <text:list>
            <text:list-item>
              <text:p text:style-name="P44">time.timezone</text:p>
              <text:list>
                <text:list-item>
                  <text:p text:style-name="P44">-25200</text:p>
                </text:list-item>
              </text:list>
            </text:list-item>
          </text:list>
        </text:list-item>
        <text:list-item>
          <text:p text:style-name="P44">Menunda eksekusi selama beberapa waktu tertentu (dalam detik):</text:p>
          <text:list>
            <text:list-item>
              <text:p text:style-name="P44">time.sleep(1)</text:p>
            </text:list-item>
            <text:list-item>
              <text:p text:style-name="P44"><text:soft-page-break/>time.sleep(0.5)</text:p>
            </text:list-item>
          </text:list>
        </text:list-item>
      </text:list>
      <text:list xml:id="list42434007" text:continue-list="list42358059" text:style-name="L19">
        <text:list-item text:start-value="1">
          <text:p text:style-name="P24">random : bekerja dengan bilangan acak, contoh:</text:p>
          <text:list>
            <text:list-item>
              <text:p text:style-name="P24">Mendapatkan bilangan acak antara 0.0 dan 1.0:</text:p>
              <text:list>
                <text:list-item>
                  <text:p text:style-name="P24">random.random() </text:p>
                  <text:list>
                    <text:list-item>
                      <text:p text:style-name="P24">0.47981142386967368</text:p>
                    </text:list-item>
                  </text:list>
                </text:list-item>
              </text:list>
            </text:list-item>
            <text:list-item>
              <text:p text:style-name="P24">Mendapatkan bilangan acak antara dua integer (termasuk):</text:p>
              <text:list>
                <text:list-item>
                  <text:p text:style-name="P24">random.randint(1000,9999) </text:p>
                  <text:list>
                    <text:list-item>
                      <text:p text:style-name="P24">9923</text:p>
                    </text:list-item>
                  </text:list>
                </text:list-item>
              </text:list>
            </text:list-item>
            <text:list-item>
              <text:p text:style-name="P24">Memilih bilangan acak dari range():</text:p>
              <text:list>
                <text:list-item>
                  <text:p text:style-name="P24">random.randrange(1, 100, 2) </text:p>
                  <text:list>
                    <text:list-item>
                      <text:p text:style-name="P24">51</text:p>
                    </text:list-item>
                  </text:list>
                </text:list-item>
              </text:list>
            </text:list-item>
            <text:list-item>
              <text:p text:style-name="P24">Memilih bilangan acak dari sequence:</text:p>
              <text:list>
                <text:list-item>
                  <text:p text:style-name="P24">random.choice([1,2,3,4]) </text:p>
                  <text:list>
                    <text:list-item>
                      <text:p text:style-name="P24">2</text:p>
                    </text:list-item>
                  </text:list>
                </text:list-item>
              </text:list>
            </text:list-item>
            <text:list-item>
              <text:p text:style-name="P24">Mengacak sequence:</text:p>
              <text:list>
                <text:list-item>
                  <text:p text:style-name="P24">x=[1,2,3,4,5,6] </text:p>
                </text:list-item>
                <text:list-item>
                  <text:p text:style-name="P24">random.shuffle(x) </text:p>
                </text:list-item>
                <text:list-item>
                  <text:p text:style-name="P24">x </text:p>
                </text:list-item>
              </text:list>
            </text:list-item>
          </text:list>
        </text:list-item>
      </text:list>
      <text:list xml:id="list42357893" text:style-name="L21">
        <text:list-item>
          <text:list>
            <text:list-item>
              <text:list>
                <text:list-item>
                  <text:p text:style-name="P8">[1, 4, 2, 5, 3, 6] </text:p>
                </text:list-item>
              </text:list>
            </text:list-item>
          </text:list>
        </text:list-item>
      </text:list>
      <text:list xml:id="list42443913" text:continue-list="list42434007" text:style-name="L19">
        <text:list-item text:start-value="1">
          <text:p text:style-name="P24">sys: akses ke objek yang digunakan atau berhubungan dengan interpreter</text:p>
          <text:list>
            <text:list-item>
              <text:p text:style-name="P24">contoh: argv, maxint, version, platform, prefix, executable</text:p>
            </text:list-item>
          </text:list>
        </text:list-item>
        <text:list-item>
          <text:p text:style-name="P24">os : rutin sistem operasi</text:p>
          <text:list>
            <text:list-item>
              <text:p text:style-name="P24">contoh: path, name</text:p>
            </text:list-item>
          </text:list>
        </text:list-item>
        <text:list-item>
          <text:p text:style-name="P24">platform : identitas platform</text:p>
          <text:list>
            <text:list-item>
              <text:p text:style-name="P24">contoh: uname, system</text:p>
            </text:list-item>
          </text:list>
        </text:list-item>
        <text:list-item>
          <text:p text:style-name="P24">datetime : bekerja dengan tipe datetime</text:p>
        </text:list-item>
        <text:list-item>
          <text:p text:style-name="P24">calendar : fungsi pencetakan kalender</text:p>
        </text:list-item>
      </text:list>
      <text:list xml:id="list42371915" text:style-name="L22">
        <text:list-item>
          <text:p text:style-name="P45">math: fungsi-fungsi matematika</text:p>
        </text:list-item>
        <text:list-item>
          <text:p text:style-name="P45">base64: encoding Base16, Base32, Base64</text:p>
        </text:list-item>
        <text:list-item>
          <text:p text:style-name="P45">sha: SHA-1 message digest </text:p>
        </text:list-item>
        <text:list-item>
          <text:p text:style-name="P45">binascii: konversi binary-ascii</text:p>
        </text:list-item>
        <text:list-item>
          <text:p text:style-name="P45">csv: baca tulis file csv</text:p>
        </text:list-item>
        <text:list-item>
          <text:p text:style-name="P45">glob: pathname pattern expansion</text:p>
        </text:list-item>
        <text:list-item>
          <text:p text:style-name="P45">linecache: akses ke baris tertentu dalam file</text:p>
        </text:list-item>
        <text:list-item>
          <text:p text:style-name="P45">md5: MD5 message digest</text:p>
        </text:list-item>
        <text:list-item>
          <text:p text:style-name="P45"><text:soft-page-break/>shutil: operasi file</text:p>
        </text:list-item>
        <text:list-item>
          <text:p text:style-name="P9">tarfile: bekerja dengan file tar, tar.gz dan tar.bz2</text:p>
        </text:list-item>
      </text:list>
      <text:p text:style-name="P5"/>
      <text:p text:style-name="P5">Selengkapnya, lihatlah index modul pada dokumentasi Python. </text:p>
      <text:list xml:id="list42364988" text:style-name="L23">
        <text:list-header>
          <text:p text:style-name="P46"/>
        </text:list-header>
      </text:list>
      <text:h text:style-name="Heading_20_2" text:outline-level="2" text:is-list-header="true"><text:bookmark text:name="__RefHeading__2371_334226824"/>Search path<text:bookmark-end text:name="__RefHeading__2371_334226824"/></text:h>
      <text:p text:style-name="P1">Ketika suatu modul diimport, Python akan mencari ke:</text:p>
      <text:list xml:id="list42370703" text:style-name="L24">
        <text:list-item>
          <text:p text:style-name="P47">direktori aktif</text:p>
        </text:list-item>
        <text:list-item>
          <text:p text:style-name="P47">daftar direktori pada variabel PYTHONPATH</text:p>
        </text:list-item>
        <text:list-item>
          <text:p text:style-name="P47">default path, lokasi instalasi python </text:p>
        </text:list-item>
      </text:list>
      <text:p text:style-name="P1"/>
      <text:h text:style-name="Heading_20_2" text:outline-level="2"><text:bookmark text:name="__RefHeading__2373_334226824"/>Compiled module<text:bookmark-end text:name="__RefHeading__2373_334226824"/></text:h>
      <text:p text:style-name="P2">Ketika suatu modul berhasil diimport, versi byte-compiled modul (file bernama sama dengan modul, namun dengan ekstensi .pyc) akan coba dibuat. File byte-compiled tersebut dapat diload lebih cepat.</text:p>
      <text:p text:style-name="P2"/>
      <text:h text:style-name="Heading_20_2" text:outline-level="2"><text:bookmark text:name="__RefHeading__2375_334226824"/>Nama module<text:bookmark-end text:name="__RefHeading__2375_334226824"/></text:h>
      <text:p text:style-name="P2">Setiap modul python memiliki nama masing-masing, yang dapat diakses dari properti __name__. Contoh:</text:p>
      <text:p text:style-name="P2">&gt;&gt;&gt; import os </text:p>
      <text:p text:style-name="P2">&gt;&gt;&gt; os.__name__ </text:p>
      <text:p text:style-name="P2">'os' </text:p>
      <text:p text:style-name="P2">&gt;&gt;&gt; import random </text:p>
      <text:p text:style-name="P2">&gt;&gt;&gt; random.__name__ </text:p>
      <text:p text:style-name="P2">'random' </text:p>
      <text:p text:style-name="P2"/>
      <text:p text:style-name="P2">Sebuah nama spesial __main__ akan didefinisikan apabila modul dijalankan standalone. Dengan memeriksa apakah __name__ == '__main__', kita bisa memeriksa apakah modul diimport atau dijalankan standalone. </text:p>
      <text:p text:style-name="P2"/>
      <text:p text:style-name="P2">Contoh:</text:p>
      <text:p text:style-name="P2">$ cat module1.py </text:p>
      <text:p text:style-name="P2">#!/usr/bin/env python </text:p>
      <text:p text:style-name="P2"/>
      <text:p text:style-name="P2">if __name__ == '__main__': </text:p>
      <text:p text:style-name="P2"><text:soft-page-break/><text:s text:c="4"/>print 'Dijalankan standalone' </text:p>
      <text:p text:style-name="P2">else: </text:p>
      <text:p text:style-name="P2"><text:s text:c="4"/>print 'Diimport' </text:p>
      <text:p text:style-name="P2"/>
      <text:p text:style-name="P2">$ python module1.py </text:p>
      <text:p text:style-name="P2">Dijalankan standalone </text:p>
      <text:p text:style-name="P2"/>
      <text:p text:style-name="P2">&gt;&gt;&gt; import module1 </text:p>
      <text:p text:style-name="P2">Diimport </text:p>
      <text:h text:style-name="P11" text:outline-level="1"><text:bookmark text:name="__RefHeading__2377_334226824"/>11. Exception<text:bookmark-end text:name="__RefHeading__2377_334226824"/></text:h>
      <text:p text:style-name="P2">Kerjakan apa yang ingin dikerjakan, dan apabila terjadi kesalahan, kita siapkan handlernya. </text:p>
      <text:p text:style-name="P2"/>
      <text:h text:style-name="Heading_20_2" text:outline-level="2"><text:bookmark text:name="__RefHeading__2379_334226824"/>Try...except...finally<text:bookmark-end text:name="__RefHeading__2379_334226824"/></text:h>
      <text:p text:style-name="P1">Sintaks try...except...finally:</text:p>
      <text:p text:style-name="P1"/>
      <text:p text:style-name="P1">try: </text:p>
      <text:p text:style-name="P1"><text:s text:c="4"/>&lt;statement&gt; </text:p>
      <text:p text:style-name="P1"><text:s text:c="4"/>&lt;statement&gt; </text:p>
      <text:p text:style-name="P1"><text:s text:c="4"/>... </text:p>
      <text:p text:style-name="P1">except [expression [, target]]: </text:p>
      <text:p text:style-name="P1"><text:s text:c="4"/>&lt;statement&gt; </text:p>
      <text:p text:style-name="P1"><text:s text:c="4"/>&lt;statement&gt; </text:p>
      <text:p text:style-name="P1"><text:s text:c="4"/>... </text:p>
      <text:p text:style-name="P1">[else: </text:p>
      <text:p text:style-name="P1"><text:s text:c="4"/>&lt;statement&gt; </text:p>
      <text:p text:style-name="P1"><text:s text:c="4"/>&lt;statement&gt; </text:p>
      <text:p text:style-name="P1">] </text:p>
      <text:p text:style-name="P1">[finally: </text:p>
      <text:p text:style-name="P1"><text:s text:c="4"/>&lt;statement&gt; </text:p>
      <text:p text:style-name="P1"><text:s text:c="4"/>&lt;statement&gt; </text:p>
      <text:p text:style-name="P1">] </text:p>
      <text:p text:style-name="P1"/>
      <text:p text:style-name="P1"><text:span text:style-name="T1">Alur kerja</text:span>:</text:p>
      <text:list xml:id="list42373466" text:style-name="L25">
        <text:list-item>
          <text:p text:style-name="P48">Statement diantara try dan except akan dikerjakan</text:p>
        </text:list-item>
        <text:list-item>
          <text:p text:style-name="P48">Apabila tidak terdapat kesalahan, maka klausa except akan dilewati</text:p>
        </text:list-item>
        <text:list-item>
          <text:p text:style-name="P25">Apabila terjadi kesalahan, sisa perintah yang masih ada di dalam try akan dilewati dan apabila exception yang bersesuaian ditemukan, maka klausa except tersebut akan dikerjakan. </text:p>
        </text:list-item>
        <text:list-item>
          <text:p text:style-name="P25">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P1"/>
      <text:p text:style-name="P1"><text:soft-page-break/><text:span text:style-name="T1">Catatan</text:span>: </text:p>
      <text:list xml:id="list42364978" text:style-name="L26">
        <text:list-item>
          <text:p text:style-name="P26">Klausa else akan dikerjakan, apabila diberikan, dan tidak ada kesalahan yang terjadi. Berguna untuk perintah yang akan dikerjakan apabila exception tidak terjadi. </text:p>
        </text:list-item>
        <text:list-item>
          <text:p text:style-name="P26">try...except...finally <text:s/>berlaku mulai Python v2.5. Sebelumnya, try..except harus ditempatkan bersarang di try...finally</text:p>
        </text:list-item>
      </text:list>
      <text:p text:style-name="P2"/>
      <text:p text:style-name="P2"><text:span text:style-name="T1">Contoh tanpa exception</text:span>:</text:p>
      <text:p text:style-name="P2">&gt;&gt;&gt; 1/0 </text:p>
      <text:p text:style-name="P2">Traceback (most recent call last): </text:p>
      <text:p text:style-name="P2"><text:s text:c="2"/>File "&lt;stdin&gt;", line 1, in &lt;module&gt; </text:p>
      <text:p text:style-name="P2">ZeroDivisionError: integer division or modulo by zero </text:p>
      <text:p text:style-name="P2"/>
      <text:p text:style-name="P2"><text:span text:style-name="T1">Contoh dengan exception sederhana</text:span>:</text:p>
      <text:p text:style-name="P2">&gt;&gt;&gt; try: </text:p>
      <text:p text:style-name="P2">... <text:s text:c="4"/>1/0 </text:p>
      <text:p text:style-name="P2">... except ZeroDivisionError: </text:p>
      <text:p text:style-name="P2">... <text:s text:c="4"/>print 'Kesalahan: pembagian dengan nol' </text:p>
      <text:p text:style-name="P2">... </text:p>
      <text:p text:style-name="P2">Kesalahan: pembagian dengan nol </text:p>
      <text:p text:style-name="P2"/>
      <text:p text:style-name="P2"><text:span text:style-name="T1">Contoh dengan exception, melibatkan else</text:span>:</text:p>
      <text:p text:style-name="P2">&gt;&gt;&gt; try: </text:p>
      <text:p text:style-name="P2">... <text:s text:c="4"/>1/1 </text:p>
      <text:p text:style-name="P2">... except ZeroDivisionError: </text:p>
      <text:p text:style-name="P2">... <text:s text:c="4"/>print 'Kesalahan: pembagian dengan nol' </text:p>
      <text:p text:style-name="P2">... else: </text:p>
      <text:p text:style-name="P2">... <text:s text:c="4"/>print 'Tidak ada kesalahan yang terjadi' </text:p>
      <text:p text:style-name="P2">... </text:p>
      <text:p text:style-name="P2">1 </text:p>
      <text:p text:style-name="P2">Tidak ada kesalahan yang terjadi </text:p>
      <text:p text:style-name="P2"/>
      <text:p text:style-name="P2"><text:span text:style-name="T1">Contoh dengan exception, else dan finally</text:span>:</text:p>
      <text:p text:style-name="P2">&gt;&gt;&gt; try: </text:p>
      <text:p text:style-name="P2">... <text:s text:c="4"/>1/1 </text:p>
      <text:p text:style-name="P2">... except ZeroDivisionError: </text:p>
      <text:p text:style-name="P2"><text:soft-page-break/>... <text:s text:c="4"/>print 'Kesalahan: pembagian dengan nol' </text:p>
      <text:p text:style-name="P2">... else: </text:p>
      <text:p text:style-name="P2">... <text:s text:c="4"/>print 'Tidak ada kesalahan yang terjadi' </text:p>
      <text:p text:style-name="P2">... finally: </text:p>
      <text:p text:style-name="P2">... <text:s text:c="4"/>print 'Pembagian selesai' </text:p>
      <text:p text:style-name="P2">... </text:p>
      <text:p text:style-name="P2">1 </text:p>
      <text:p text:style-name="P2">Tidak ada kesalahan yang terjadi </text:p>
      <text:p text:style-name="P2">Pembagian selesai </text:p>
      <text:p text:style-name="P2"/>
      <text:h text:style-name="Heading_20_2" text:outline-level="2"><text:bookmark text:name="__RefHeading__2381_334226824"/>Try...finally<text:bookmark-end text:name="__RefHeading__2381_334226824"/></text:h>
      <text:p text:style-name="P2">Sintaks try...finally</text:p>
      <text:p text:style-name="P2"/>
      <text:p text:style-name="P2">try: </text:p>
      <text:p text:style-name="P2"><text:s text:c="4"/>&lt;statement&gt; </text:p>
      <text:p text:style-name="P2"><text:s text:c="4"/>&lt;statement&gt; </text:p>
      <text:p text:style-name="P2"><text:s text:c="4"/>... </text:p>
      <text:p text:style-name="P2">finally: </text:p>
      <text:p text:style-name="P2"><text:s text:c="4"/>&lt;statement&gt; </text:p>
      <text:p text:style-name="P2"><text:s text:c="4"/>&lt;statement&gt; </text:p>
      <text:p text:style-name="P2"><text:s text:c="4"/>... </text:p>
      <text:p text:style-name="P2"/>
      <text:p text:style-name="P2"><text:span text:style-name="T1">Catatan</text:span>:</text:p>
      <text:list xml:id="list42360005" text:style-name="L27">
        <text:list-item>
          <text:p text:style-name="P27">try...finally berguna sebagai cleanup action, apapun kondisi yang terjadi.</text:p>
        </text:list-item>
      </text:list>
      <text:p text:style-name="P2"/>
      <text:p text:style-name="P2"/>
      <text:h text:style-name="Heading_20_2" text:outline-level="2"><text:bookmark text:name="__RefHeading__2383_334226824"/>Informasi exception <text:bookmark-end text:name="__RefHeading__2383_334226824"/></text:h>
      <text:p text:style-name="P2">Apabila exception terjadi, informasi tertentu mungkin akan tersedia, sesuai dengan jenis exceptionnya. Untuk mendapatkan, lewatkan argumen pada exception, seperti contoh berikut.</text:p>
      <text:p text:style-name="P2"/>
      <text:p text:style-name="P2">&gt;&gt;&gt; try: </text:p>
      <text:p text:style-name="P2">... <text:s text:c="4"/>1/0 </text:p>
      <text:p text:style-name="P2"><text:soft-page-break/>... except ZeroDivisionError, e: </text:p>
      <text:p text:style-name="P2">... <text:s text:c="4"/>print 'Kesalahan: ', <text:s/>e </text:p>
      <text:p text:style-name="P2">... </text:p>
      <text:p text:style-name="P2">Kesalahan: integer division or modulo by zero </text:p>
      <text:p text:style-name="P2"/>
      <text:p text:style-name="P2">Catatan:</text:p>
      <text:list xml:id="list42379189" text:style-name="L28">
        <text:list-item>
          <text:p text:style-name="P28">Kita dapat pula mengakses atribut message apabila dibutuhkan. Contoh:</text:p>
        </text:list-item>
      </text:list>
      <text:p text:style-name="P2">&gt;&gt;&gt; try: </text:p>
      <text:p text:style-name="P2">... <text:s text:c="4"/>1/0 </text:p>
      <text:p text:style-name="P2">... except ZeroDivisionError, e: </text:p>
      <text:p text:style-name="P2">... <text:s text:c="4"/>print 'Kesalahan: ' + e.message </text:p>
      <text:p text:style-name="P2">... </text:p>
      <text:p text:style-name="P2">Kesalahan: integer division or modulo by zero </text:p>
      <text:p text:style-name="P2"/>
      <text:h text:style-name="Heading_20_2" text:outline-level="2"><text:bookmark text:name="__RefHeading__2385_334226824"/>Membangkitkan exception<text:bookmark-end text:name="__RefHeading__2385_334226824"/></text:h>
      <text:p text:style-name="P2">Untuk membangkitkan kesalahan tertentu, gunakanlah raise. Argumen opsional bisa diberikan. </text:p>
      <text:p text:style-name="P2"/>
      <text:p text:style-name="P2">&gt;&gt;&gt; raise NameError </text:p>
      <text:p text:style-name="P2">Traceback (most recent call last): </text:p>
      <text:p text:style-name="P2"><text:s text:c="2"/>File "&lt;stdin&gt;", line 1, in &lt;module&gt; </text:p>
      <text:p text:style-name="P2">NameError </text:p>
      <text:p text:style-name="P2"/>
      <text:p text:style-name="P2">&gt;&gt;&gt; raise NameError, 'Ini detil kesalahan' </text:p>
      <text:p text:style-name="P2">Traceback (most recent call last): </text:p>
      <text:p text:style-name="P2"><text:s text:c="2"/>File "&lt;stdin&gt;", line 1, in &lt;module&gt; </text:p>
      <text:p text:style-name="P2">NameError: Ini detil kesalahan </text:p>
      <text:p text:style-name="P2"/>
      <text:p text:style-name="P2"/>
      <text:h text:style-name="P11" text:outline-level="1"><text:bookmark text:name="__RefHeading__2387_334226824"/>12. File <text:bookmark-end text:name="__RefHeading__2387_334226824"/></text:h>
      <text:p text:style-name="P1">Operasi file umumnya melibatkan pembukaan file, melakukan operasi tertentu, dan kemudian menutup file terbuka tersebut. </text:p>
      <text:p text:style-name="P1"/>
      <text:h text:style-name="Heading_20_2" text:outline-level="2"><text:bookmark text:name="__RefHeading__2389_334226824"/>Membuka dan menutup file<text:bookmark-end text:name="__RefHeading__2389_334226824"/></text:h>
      <text:p text:style-name="P1">Untuk membuka file, gunakanlah fungsi:L</text:p>
      <text:p text:style-name="P1"/>
      <text:p text:style-name="P1">open(path [,mode [,buffersize]])</text:p>
      <text:p text:style-name="P1"/>
      <text:p text:style-name="P1"><text:span text:style-name="T1">Catatan</text:span>:</text:p>
      <text:list xml:id="list42357041" text:style-name="L29">
        <text:list-item>
          <text:p text:style-name="P49">path adalah path file yang ingin dibuka</text:p>
        </text:list-item>
        <text:list-item>
          <text:p text:style-name="P49">mode dapat bernilai:</text:p>
          <text:list>
            <text:list-item>
              <text:p text:style-name="P49">r: membuka file untuk dibaca</text:p>
            </text:list-item>
            <text:list-item>
              <text:p text:style-name="P29">w: membuka file untuk ditulis. <text:s/>Apabila file yang ingin dibuka telah terdapat di filesystem, maka isinya akan dihapus. Apabila file tidak ditemukan, maka akan dibuat secara otomatis.</text:p>
            </text:list-item>
            <text:list-item>
              <text:p text:style-name="P29">a: membuka file untuk diupdate. Isi file yang sudah ada tidak dihapus.</text:p>
            </text:list-item>
            <text:list-item>
              <text:p text:style-name="P29">r+: membuka file untuk dibaca dan ditulis. Isi file yang sudah ada tidak dihapus.</text:p>
            </text:list-item>
            <text:list-item>
              <text:p text:style-name="P29">W+: membuka file untuk ditulis dan dibaca. Isi file yang sudah ada akan dihapus.</text:p>
            </text:list-item>
            <text:list-item>
              <text:p text:style-name="P29">a+: membuka file untuk dibaca dan ditulis. Isi file yang sudah ada tidak dihapus.</text:p>
            </text:list-item>
            <text:list-item>
              <text:p text:style-name="P29">b: apabila ditambahkan ke salah satu dari r, w, atau a, maka akan membuka file dalam modus binary. </text:p>
            </text:list-item>
            <text:list-item>
              <text:p text:style-name="P29">U: apabila ditambahkan ke salah satu dari r, w atau a, maka akan mengaplikasikan universal newline. Newline pada setiap platform bisa berbeda-beda. Contoh: Linux menggunakan \n, Windows menggunakan \r\n.</text:p>
            </text:list-item>
          </text:list>
        </text:list-item>
        <text:list-item>
          <text:p text:style-name="P29">buffersize: ukuran buffer </text:p>
        </text:list-item>
      </text:list>
      <text:p text:style-name="P2"/>
      <text:p text:style-name="P2">Fungsi open yang berhasil akan mengembalikan objek file. Setelah digunakan, file tersebut harus ditutup dengan method close(). </text:p>
      <text:p text:style-name="P2"/>
      <text:p text:style-name="P2"><text:span text:style-name="T1">Contoh</text:span>:</text:p>
      <text:p text:style-name="P2">&gt;&gt;&gt; f = open('/etc/hosts') </text:p>
      <text:p text:style-name="P2">&gt;&gt;&gt; f </text:p>
      <text:p text:style-name="P2"><text:soft-page-break/>&lt;open file '/etc/hosts', mode 'r' at 0xb7bf54e8&gt; </text:p>
      <text:p text:style-name="P2">&gt;&gt;&gt; f.close() </text:p>
      <text:p text:style-name="P2">&gt;&gt;&gt; f </text:p>
      <text:p text:style-name="P2">&lt;closed file '/etc/hosts', mode 'r' at 0xb7bf54e8&gt; </text:p>
      <text:p text:style-name="P2">&gt;&gt;&gt; </text:p>
      <text:p text:style-name="P2"/>
      <text:h text:style-name="Heading_20_2" text:outline-level="2"><text:bookmark text:name="__RefHeading__2391_334226824"/>Membaca isi file <text:bookmark-end text:name="__RefHeading__2391_334226824"/></text:h>
      <text:p text:style-name="P2">Untuk membaca isi file yang telah dibuka, beberapa cara bisa digunakan:</text:p>
      <text:list xml:id="list42385741" text:style-name="L30">
        <text:list-item>
          <text:p text:style-name="P30">Membaca sekaligus isi file dengan method readlines(). Hasil pembacaan akan disimpan di list.</text:p>
        </text:list-item>
      </text:list>
      <text:p text:style-name="P2"/>
      <text:p text:style-name="P2">&gt;&gt;&gt; f = open('/tmp/abc') </text:p>
      <text:p text:style-name="P2">&gt;&gt;&gt; isi = f.readlines() </text:p>
      <text:p text:style-name="P2">&gt;&gt;&gt; f.close() </text:p>
      <text:p text:style-name="P2">&gt;&gt;&gt; isi <text:s text:c="5"/></text:p>
      <text:p text:style-name="P2">['test baris 1\n', 'test baris 2\n', 'test baris 3\n'] </text:p>
      <text:p text:style-name="P2">&gt;&gt;&gt; </text:p>
      <text:p text:style-name="P2"/>
      <text:list xml:id="list42442991" text:continue-list="list42385741" text:style-name="L30">
        <text:list-item text:start-value="1">
          <text:p text:style-name="P30">Membaca sekaligus isi file dengan method read(). Hasil pembacaan akan disimpan di string.</text:p>
        </text:list-item>
      </text:list>
      <text:p text:style-name="P2"/>
      <text:p text:style-name="P2">&gt;&gt;&gt; f = open('/tmp/abc') </text:p>
      <text:p text:style-name="P2">&gt;&gt;&gt; isi = f.read() </text:p>
      <text:p text:style-name="P2">&gt;&gt;&gt; f.close() </text:p>
      <text:p text:style-name="P2">&gt;&gt;&gt; isi </text:p>
      <text:p text:style-name="P2">'test baris 1\ntest baris 2\ntest baris 3\n' </text:p>
      <text:p text:style-name="P2"/>
      <text:list xml:id="list42354949" text:style-name="L31">
        <text:list-item>
          <text:p text:style-name="P31">Membaca baris demi baris dengan method readline().</text:p>
        </text:list-item>
      </text:list>
      <text:p text:style-name="P2"/>
      <text:p text:style-name="P2">&gt;&gt;&gt; f = open('/tmp/abc') </text:p>
      <text:p text:style-name="P2">&gt;&gt;&gt; while True: </text:p>
      <text:p text:style-name="P2">... <text:s text:c="4"/>baris = f.readline() </text:p>
      <text:p text:style-name="P2">... <text:s text:c="4"/>if not baris: </text:p>
      <text:p text:style-name="P2">... <text:s text:c="8"/>break </text:p>
      <text:p text:style-name="P2">... <text:s text:c="4"/>print baris </text:p>
      <text:p text:style-name="P2"><text:soft-page-break/>... </text:p>
      <text:p text:style-name="P2">test baris 1 </text:p>
      <text:p text:style-name="P2"/>
      <text:p text:style-name="P2">test baris 2 </text:p>
      <text:p text:style-name="P2"/>
      <text:p text:style-name="P2">test baris 3 </text:p>
      <text:p text:style-name="P2"/>
      <text:p text:style-name="P2">&gt;&gt;&gt; f.close() </text:p>
      <text:p text:style-name="P2">&gt;&gt;&gt; </text:p>
      <text:p text:style-name="P2"/>
      <text:list xml:id="list42373288" text:style-name="L32">
        <text:list-item>
          <text:p text:style-name="P32">Membaca langsung baris tertentu dengan module linecache.</text:p>
        </text:list-item>
      </text:list>
      <text:p text:style-name="P2">&gt;&gt;&gt; import linecache </text:p>
      <text:p text:style-name="P2">&gt;&gt;&gt; baris2 = linecache.getline('/tmp/abc',2) </text:p>
      <text:p text:style-name="P2">&gt;&gt;&gt; print baris2 </text:p>
      <text:p text:style-name="P2">test baris 2 </text:p>
      <text:p text:style-name="P2"/>
      <text:p text:style-name="P2">&gt;&gt;&gt; linecache.clearcache() </text:p>
      <text:p text:style-name="P2"/>
      <text:list xml:id="list42379419" text:style-name="L33">
        <text:list-item>
          <text:p text:style-name="P33">Membaca sejumlah byte tertentu dengan method read().</text:p>
        </text:list-item>
      </text:list>
      <text:p text:style-name="P2"/>
      <text:p text:style-name="P2">&gt;&gt;&gt; f = open('/tmp/abc') </text:p>
      <text:p text:style-name="P2">&gt;&gt;&gt; buf3 = f.read(3) </text:p>
      <text:p text:style-name="P2">&gt;&gt;&gt; print buf3 </text:p>
      <text:p text:style-name="P2">tes </text:p>
      <text:p text:style-name="P2">&gt;&gt;&gt; f.close() </text:p>
      <text:p text:style-name="P2">&gt;&gt;&gt; </text:p>
      <text:p text:style-name="P2"/>
      <text:h text:style-name="Heading_20_2" text:outline-level="2"><text:bookmark text:name="__RefHeading__2393_334226824"/>Menulis ke file<text:bookmark-end text:name="__RefHeading__2393_334226824"/></text:h>
      <text:p text:style-name="P2">Untuk menulis ke file yang telah dibuka, beberapa cara bisa digunakan:</text:p>
      <text:list xml:id="list42382003" text:style-name="L34">
        <text:list-item>
          <text:p text:style-name="P34">Menulis string dengan method write.</text:p>
        </text:list-item>
      </text:list>
      <text:p text:style-name="P2"/>
      <text:p text:style-name="P2">&gt;&gt;&gt; f = open('/tmp/test','w') </text:p>
      <text:p text:style-name="P2">&gt;&gt;&gt; f.write('halo apa kabar') </text:p>
      <text:p text:style-name="P2">&gt;&gt;&gt; f.close() </text:p>
      <text:p text:style-name="P2"><text:soft-page-break/>&gt;&gt;&gt; </text:p>
      <text:p text:style-name="P2">&gt;&gt;&gt; print open('/tmp/test').readlines() </text:p>
      <text:p text:style-name="P2">['halo apa kabar'] </text:p>
      <text:p text:style-name="P2"/>
      <text:list xml:id="list42369862" text:style-name="L35">
        <text:list-item>
          <text:p text:style-name="P35">Menulis sequence dengan method writelines.</text:p>
        </text:list-item>
      </text:list>
      <text:p text:style-name="P2"/>
      <text:p text:style-name="P2">&gt;&gt;&gt; lines = ['halo', 'apa', 'kabar'] </text:p>
      <text:p text:style-name="P2">&gt;&gt;&gt; f = open('/tmp/test2', 'w') </text:p>
      <text:p text:style-name="P2">&gt;&gt;&gt; f.writelines(lines) </text:p>
      <text:p text:style-name="P2">&gt;&gt;&gt; f.close() </text:p>
      <text:p text:style-name="P2">&gt;&gt;&gt; </text:p>
      <text:p text:style-name="P2">&gt;&gt;&gt; print open('/tmp/test2').readlines() </text:p>
      <text:p text:style-name="P2">['haloapakabar'] </text:p>
      <text:p text:style-name="P2">&gt;&gt;&g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text-properties style:font-name="Courier" fo:font-size="10.5pt" fo:font-weight="normal" style:font-size-asian="10.5pt" style:font-weight-asian="normal" style:font-size-complex="10.5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ython Dasar (r3-python2.5)<text:tab/>© 2009-2012 tedut.com<text:tab/><text:page-number text:select-page="current">36</text:page-number>/<text:page-count>3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8-11-06T10:46:59</meta:creation-date>
    <dc:date>2012-07-20T22:31:15.48</dc:date>
    <meta:editing-cycles>261</meta:editing-cycles>
    <meta:editing-duration>PT8H18M18S</meta:editing-duration>
    <meta:document-statistic meta:table-count="1" meta:image-count="0" meta:object-count="0" meta:page-count="36" meta:paragraph-count="860" meta:word-count="4124" meta:character-count="27959"/>
    <meta:user-defined meta:name="Info 1"/>
    <meta:user-defined meta:name="Info 2"/>
    <meta:user-defined meta:name="Info 3"/>
    <meta:user-defined meta:name="Info 4"/>
  </office:meta>
</office:document-meta>
</file>